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ObjBFFFDE41/content.xml"/>
  <manifest:file-entry manifest:media-type="text/xml" manifest:full-path="ObjBFFFDE41/settings.xml"/>
  <manifest:file-entry manifest:media-type="application/vnd.oasis.opendocument.formula" manifest:full-path="ObjBFFFDE41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BFFFDE43/content.xml"/>
  <manifest:file-entry manifest:media-type="text/xml" manifest:full-path="ObjBFFFDE43/settings.xml"/>
  <manifest:file-entry manifest:media-type="application/vnd.oasis.opendocument.formula" manifest:full-path="ObjBFFFDE43/"/>
  <manifest:file-entry manifest:media-type="text/xml" manifest:full-path="ObjBFFFDE44/content.xml"/>
  <manifest:file-entry manifest:media-type="text/xml" manifest:full-path="ObjBFFFDE44/settings.xml"/>
  <manifest:file-entry manifest:media-type="application/vnd.oasis.opendocument.formula" manifest:full-path="ObjBFFFDE44/"/>
  <manifest:file-entry manifest:media-type="text/xml" manifest:full-path="ObjBFFFD192/content.xml"/>
  <manifest:file-entry manifest:media-type="text/xml" manifest:full-path="ObjBFFFD192/settings.xml"/>
  <manifest:file-entry manifest:media-type="application/vnd.oasis.opendocument.formula" manifest:full-path="ObjBFFFD192/"/>
  <manifest:file-entry manifest:media-type="text/xml" manifest:full-path="ObjBFFFD194/content.xml"/>
  <manifest:file-entry manifest:media-type="text/xml" manifest:full-path="ObjBFFFD194/settings.xml"/>
  <manifest:file-entry manifest:media-type="application/vnd.oasis.opendocument.formula" manifest:full-path="ObjBFFFD194/"/>
  <manifest:file-entry manifest:media-type="text/xml" manifest:full-path="ObjBFFFD196/content.xml"/>
  <manifest:file-entry manifest:media-type="text/xml" manifest:full-path="ObjBFFFD196/settings.xml"/>
  <manifest:file-entry manifest:media-type="application/vnd.oasis.opendocument.formula" manifest:full-path="ObjBFFFD196/"/>
  <manifest:file-entry manifest:media-type="text/xml" manifest:full-path="ObjBFFFD198/content.xml"/>
  <manifest:file-entry manifest:media-type="text/xml" manifest:full-path="ObjBFFFD198/settings.xml"/>
  <manifest:file-entry manifest:media-type="application/vnd.oasis.opendocument.formula" manifest:full-path="ObjBFFFD198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full-path="Object 4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full-path="Object 4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full-path="Object 4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full-path="Object 47/"/>
  <manifest:file-entry manifest:media-type="text/xml" manifest:full-path="ObjBFFFD19A/content.xml"/>
  <manifest:file-entry manifest:media-type="text/xml" manifest:full-path="ObjBFFFD19A/settings.xml"/>
  <manifest:file-entry manifest:media-type="application/vnd.oasis.opendocument.formula" manifest:full-path="ObjBFFFD19A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full-path="Object 48/"/>
  <manifest:file-entry manifest:media-type="text/xml" manifest:full-path="ObjBFFFD19C/content.xml"/>
  <manifest:file-entry manifest:media-type="text/xml" manifest:full-path="ObjBFFFD19C/settings.xml"/>
  <manifest:file-entry manifest:media-type="application/vnd.oasis.opendocument.formula" manifest:full-path="ObjBFFFD19C/"/>
  <manifest:file-entry manifest:media-type="text/xml" manifest:full-path="ObjBFFFD19E/content.xml"/>
  <manifest:file-entry manifest:media-type="text/xml" manifest:full-path="ObjBFFFD19E/settings.xml"/>
  <manifest:file-entry manifest:media-type="application/vnd.oasis.opendocument.formula" manifest:full-path="ObjBFFFD19E/"/>
  <manifest:file-entry manifest:media-type="text/xml" manifest:full-path="Obj00DFF394/content.xml"/>
  <manifest:file-entry manifest:media-type="text/xml" manifest:full-path="Obj00DFF394/settings.xml"/>
  <manifest:file-entry manifest:media-type="application/vnd.oasis.opendocument.formula" manifest:full-path="Obj00DFF394/"/>
  <manifest:file-entry manifest:media-type="application/binary" manifest:full-path="layout-cache"/>
  <manifest:file-entry manifest:media-type="application/x-openoffice-gdimetafile;windows_formatname=&quot;GDIMetaFile&quot;" manifest:full-path="ObjectReplacements/ObjBFFFDE41"/>
  <manifest:file-entry manifest:media-type="application/x-openoffice-gdimetafile;windows_formatname=&quot;GDIMetaFile&quot;" manifest:full-path="ObjectReplacements/ObjBFFFDE43"/>
  <manifest:file-entry manifest:media-type="application/x-openoffice-gdimetafile;windows_formatname=&quot;GDIMetaFile&quot;" manifest:full-path="ObjectReplacements/ObjBFFFDE44"/>
  <manifest:file-entry manifest:media-type="application/x-openoffice-gdimetafile;windows_formatname=&quot;GDIMetaFile&quot;" manifest:full-path="ObjectReplacements/ObjBFFFD192"/>
  <manifest:file-entry manifest:media-type="application/x-openoffice-gdimetafile;windows_formatname=&quot;GDIMetaFile&quot;" manifest:full-path="ObjectReplacements/ObjBFFFD194"/>
  <manifest:file-entry manifest:media-type="application/x-openoffice-gdimetafile;windows_formatname=&quot;GDIMetaFile&quot;" manifest:full-path="ObjectReplacements/ObjBFFFD196"/>
  <manifest:file-entry manifest:media-type="application/x-openoffice-gdimetafile;windows_formatname=&quot;GDIMetaFile&quot;" manifest:full-path="ObjectReplacements/ObjBFFFD198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BFFFD19A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BFFFD19C"/>
  <manifest:file-entry manifest:media-type="application/x-openoffice-gdimetafile;windows_formatname=&quot;GDIMetaFile&quot;" manifest:full-path="ObjectReplacements/ObjBFFFD19E"/>
  <manifest:file-entry manifest:media-type="application/x-openoffice-gdimetafile;windows_formatname=&quot;GDIMetaFile&quot;" manifest:full-path="ObjectReplacements/Obj00DFF394"/>
  <manifest:file-entry manifest:media-type="application/x-openoffice-gdimetafile;windows_formatname=&quot;GDIMetaFile&quot;" manifest:full-path="ObjectReplacements/Obj00DFF00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BFFFD1A0"/>
  <manifest:file-entry manifest:media-type="application/x-openoffice-gdimetafile;windows_formatname=&quot;GDIMetaFile&quot;" manifest:full-path="ObjectReplacements/ObjBFFFD1A2"/>
  <manifest:file-entry manifest:media-type="application/x-openoffice-gdimetafile;windows_formatname=&quot;GDIMetaFile&quot;" manifest:full-path="ObjectReplacements/ObjBFFFD1A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00DFEFEE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00DFF00E/content.xml"/>
  <manifest:file-entry manifest:media-type="text/xml" manifest:full-path="Obj00DFF00E/settings.xml"/>
  <manifest:file-entry manifest:media-type="application/vnd.oasis.opendocument.formula" manifest:full-path="Obj00DFF00E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BFFFD1A0/content.xml"/>
  <manifest:file-entry manifest:media-type="text/xml" manifest:full-path="ObjBFFFD1A0/settings.xml"/>
  <manifest:file-entry manifest:media-type="application/vnd.oasis.opendocument.formula" manifest:full-path="ObjBFFFD1A0/"/>
  <manifest:file-entry manifest:media-type="text/xml" manifest:full-path="ObjBFFFD1A2/content.xml"/>
  <manifest:file-entry manifest:media-type="text/xml" manifest:full-path="ObjBFFFD1A2/settings.xml"/>
  <manifest:file-entry manifest:media-type="application/vnd.oasis.opendocument.formula" manifest:full-path="ObjBFFFD1A2/"/>
  <manifest:file-entry manifest:media-type="text/xml" manifest:full-path="ObjBFFFD1A4/content.xml"/>
  <manifest:file-entry manifest:media-type="text/xml" manifest:full-path="ObjBFFFD1A4/settings.xml"/>
  <manifest:file-entry manifest:media-type="application/vnd.oasis.opendocument.formula" manifest:full-path="ObjBFFFD1A4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full-path="Object 30/"/>
  <manifest:file-entry manifest:media-type="text/xml" manifest:full-path="Obj00DFEFEE/content.xml"/>
  <manifest:file-entry manifest:media-type="text/xml" manifest:full-path="Obj00DFEFEE/settings.xml"/>
  <manifest:file-entry manifest:media-type="application/vnd.oasis.opendocument.formula" manifest:full-path="Obj00DFEFEE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VariableFactorsTable" style:family="table">
      <style:table-properties style:width="9.1806in" table:align="left"/>
    </style:style>
    <style:style style:name="VariableFactorsTable.A" style:family="table-column">
      <style:table-column-properties style:column-width="2.1736in"/>
    </style:style>
    <style:style style:name="VariableFactorsTable.C" style:family="table-column">
      <style:table-column-properties style:column-width="2.6583in"/>
    </style:style>
    <style:style style:name="VariableFactorsTable.D" style:family="table-column">
      <style:table-column-properties style:column-width="2.175in"/>
    </style:style>
    <style:style style:name="VariableFactors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VariableFactorsTable.D1" style:family="table-cell">
      <style:table-cell-properties fo:padding="0.0382in" fo:border="0.0007in solid #000000"/>
    </style:style>
    <style:style style:name="VariableFactorsTable.A2" style:family="table-cell">
      <style:table-cell-properties fo:padding="0.0382in" fo:border-left="0.0007in solid #000000" fo:border-right="none" fo:border-top="none" fo:border-bottom="0.0007in solid #000000"/>
    </style:style>
    <style:style style:name="VariableFactorsTable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rebuchet MS" fo:font-weight="normal" style:letter-kerning="true" style:font-weight-asian="normal" style:font-weight-complex="normal"/>
    </style:style>
    <style:style style:name="P2" style:family="paragraph" style:parent-style-name="Standard">
      <style:text-properties style:font-name="Trebuchet MS"/>
    </style:style>
    <style:style style:name="P3" style:family="paragraph" style:parent-style-name="Standard">
      <style:text-properties style:text-position="0% 100%" style:font-name="Trebuchet MS"/>
    </style:style>
    <style:style style:name="P4" style:family="paragraph" style:parent-style-name="Standard">
      <style:text-properties style:text-position="0% 100%" style:font-name="Trebuchet MS" fo:font-weight="bold" style:font-weight-asian="bold" style:font-weight-complex="bold"/>
    </style:style>
    <style:style style:name="P5" style:family="paragraph" style:parent-style-name="Standard" style:list-style-name="L1">
      <style:text-properties style:text-position="0% 100%" style:font-name="Trebuchet MS"/>
    </style:style>
    <style:style style:name="P6" style:family="paragraph" style:parent-style-name="Standard">
      <style:paragraph-properties fo:break-before="page"/>
    </style:style>
    <style:style style:name="P7" style:family="paragraph" style:parent-style-name="ATitle">
      <style:paragraph-properties fo:break-before="pag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column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position="0% 100%" style:font-name="Trebuchet MS"/>
    </style:style>
    <style:style style:name="P13" style:family="paragraph" style:parent-style-name="Standard">
      <style:paragraph-properties fo:break-before="page"/>
      <style:text-properties style:font-name="Trebuchet MS"/>
    </style:style>
    <style:style style:name="P14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/>
    </style:style>
    <style:style style:name="P15" style:family="paragraph" style:parent-style-name="Standard">
      <style:paragraph-properties>
        <style:tab-stops>
          <style:tab-stop style:position="4.2075in" style:type="center"/>
          <style:tab-stop style:position="8.5in" style:type="right"/>
        </style:tab-stops>
      </style:paragraph-properties>
      <style:text-properties style:font-name="Trebuchet MS" fo:font-weight="bold" style:font-weight-asian="bold" style:font-weight-complex="bold"/>
    </style:style>
    <style:style style:name="P16" style:family="paragraph" style:parent-style-name="Standard">
      <style:text-properties style:font-name="Trebuchet MS" style:text-underline-style="none"/>
    </style:style>
    <style:style style:name="P17" style:family="paragraph" style:parent-style-name="Standard">
      <style:text-properties style:font-name="Trebuchet MS" fo:font-style="normal" style:text-underline-style="none" style:font-style-asian="normal" style:font-style-complex="normal"/>
    </style:style>
    <style:style style:name="P18" style:family="paragraph" style:parent-style-name="Standard">
      <style:text-properties style:font-name="Trebuchet MS" fo:font-style="normal" style:letter-kerning="true" style:font-style-asian="normal" style:font-style-complex="normal"/>
    </style:style>
    <style:style style:name="T1" style:family="text">
      <style:text-properties fo:font-weight="normal" style:letter-kerning="true" style:font-weight-asian="normal" style:font-weight-complex="normal"/>
    </style:style>
    <style:style style:name="T2" style:family="text">
      <style:text-properties style:text-position="sub 58%"/>
    </style:style>
    <style:style style:name="T3" style:family="text">
      <style:text-properties fo:font-weight="normal" style:font-weight-asian="normal" style:font-weight-complex="normal"/>
    </style:style>
    <style:style style:name="T4" style:family="text" style:parent-style-name="Emphasis">
      <style:text-properties fo:font-weight="bold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letter-kerning="true"/>
    </style:style>
    <style:style style:name="T10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in" fo:margin-top="0.0783in" fo:margin-bottom="0.0783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ly Criterion.</text:p>
      <text:p text:style-name="P1">v-to-1 odds, bet f (between 0 and 1) fraction of B, your bankroll.</text:p>
      <text:p text:style-name="P1">Optimal bet is?</text:p>
      <text:p text:style-name="P1">Guess 1. <text:s/>Start with B</text:p>
      <text:p text:style-name="P2"><text:span text:style-name="T1">Earn</text:span><text:span text:style-name="T1"><draw:frame draw:style-name="fr1" draw:name="Object1" text:anchor-type="as-char" svg:width="1.9417in" svg:height="0.2417in" draw:z-index="0"><draw:object xlink:href="./ObjBFFFDE41" xlink:type="simple" xlink:show="embed" xlink:actuate="onLoad"/><draw:image xlink:href="./ObjectReplacements/ObjBFFFDE41" xlink:type="simple" xlink:show="embed" xlink:actuate="onLoad"/></draw:frame></text:span><text:span text:style-name="T1">after (wins+losses+ties = n) games.</text:span></text:p>
      <text:p text:style-name="P1">Root to get optimal per-game bet. Since the amount you win on a split is independent of f, differentiate to maximize w.r.t. F:<draw:frame draw:style-name="fr1" draw:name="Object2" text:anchor-type="as-char" svg:width="1.7398in" svg:height="0.2217in" draw:z-index="2"><draw:object xlink:href="./ObjBFFFDE43" xlink:type="simple" xlink:show="embed" xlink:actuate="onLoad"/><draw:image xlink:href="./ObjectReplacements/ObjBFFFDE43" xlink:type="simple" xlink:show="embed" xlink:actuate="onLoad"/></draw:frame>(logarithmically is easiest).</text:p>
      <text:p text:style-name="P1"/>
      <text:p text:style-name="P1"><draw:frame draw:style-name="fr1" draw:name="Object4" text:anchor-type="as-char" svg:width="2.2917in" svg:height="0.4543in" draw:z-index="3"><draw:object xlink:href="./ObjBFFFD192" xlink:type="simple" xlink:show="embed" xlink:actuate="onLoad"/><draw:image xlink:href="./ObjectReplacements/ObjBFFFD192" xlink:type="simple" xlink:show="embed" xlink:actuate="onLoad"/></draw:frame></text:p>
      <text:p text:style-name="P1"/>
      <text:p text:style-name="P1"><draw:frame draw:style-name="fr1" draw:name="Object5" text:anchor-type="as-char" svg:width="1.898in" svg:height="0.4189in" draw:z-index="4"><draw:object xlink:href="./ObjBFFFD194" xlink:type="simple" xlink:show="embed" xlink:actuate="onLoad"/><draw:image xlink:href="./ObjectReplacements/ObjBFFFD194" xlink:type="simple" xlink:show="embed" xlink:actuate="onLoad"/></draw:frame></text:p>
      <text:p text:style-name="P1"/>
      <text:p text:style-name="P1"><draw:frame draw:style-name="fr1" draw:name="Object6" text:anchor-type="as-char" svg:width="1.9634in" svg:height="0.2016in" draw:z-index="5"><draw:object xlink:href="./ObjBFFFD196" xlink:type="simple" xlink:show="embed" xlink:actuate="onLoad"/><draw:image xlink:href="./ObjectReplacements/ObjBFFFD196" xlink:type="simple" xlink:show="embed" xlink:actuate="onLoad"/></draw:frame></text:p>
      <text:p text:style-name="P1"/>
      <text:p text:style-name="P1"><draw:frame draw:style-name="fr1" draw:name="Object7" text:anchor-type="as-char" svg:width="2.0429in" svg:height="0.1925in" draw:z-index="6"><draw:object xlink:href="./ObjBFFFD198" xlink:type="simple" xlink:show="embed" xlink:actuate="onLoad"/><draw:image xlink:href="./ObjectReplacements/ObjBFFFD198" xlink:type="simple" xlink:show="embed" xlink:actuate="onLoad"/></draw:frame></text:p>
      <text:p text:style-name="P1"/>
      <text:p text:style-name="P1"><draw:frame draw:style-name="fr1" draw:name="Object8" text:anchor-type="as-char" svg:width="2.1661in" svg:height="0.1925in" draw:z-index="7"><draw:object xlink:href="./ObjBFFFD19A" xlink:type="simple" xlink:show="embed" xlink:actuate="onLoad"/><draw:image xlink:href="./ObjectReplacements/ObjBFFFD19A" xlink:type="simple" xlink:show="embed" xlink:actuate="onLoad"/></draw:frame></text:p>
      <text:p text:style-name="P1"/>
      <text:p text:style-name="P1"><draw:frame draw:style-name="fr1" draw:name="Object9" text:anchor-type="as-char" svg:width="1.748in" svg:height="0.4035in" draw:z-index="8"><draw:object xlink:href="./ObjBFFFD19C" xlink:type="simple" xlink:show="embed" xlink:actuate="onLoad"/><draw:image xlink:href="./ObjectReplacements/ObjBFFFD19C" xlink:type="simple" xlink:show="embed" xlink:actuate="onLoad"/></draw:frame></text:p>
      <text:p text:style-name="P1"/>
      <text:p text:style-name="P1"><draw:frame draw:style-name="fr1" draw:name="Object10" text:anchor-type="as-char" svg:width="1.748in" svg:height="0.4035in" draw:z-index="9"><draw:object xlink:href="./ObjBFFFD19E" xlink:type="simple" xlink:show="embed" xlink:actuate="onLoad"/><draw:image xlink:href="./ObjectReplacements/ObjBFFFD19E" xlink:type="simple" xlink:show="embed" xlink:actuate="onLoad"/></draw:frame></text:p>
      <text:p text:style-name="P1"/>
      <text:p text:style-name="P1">If %p = %W and &amp;L = 1-%W then:</text:p>
      <text:p text:style-name="P1"><draw:frame draw:style-name="fr1" draw:name="Object3" text:anchor-type="as-char" svg:width="2.6665in" svg:height="0.4134in" draw:z-index="1"><draw:object xlink:href="./ObjBFFFDE44" xlink:type="simple" xlink:show="embed" xlink:actuate="onLoad"/><draw:image xlink:href="./ObjectReplacements/ObjBFFFDE44" xlink:type="simple" xlink:show="embed" xlink:actuate="onLoad"/></draw:frame></text:p>
      <text:p text:style-name="P1">should u=1/v be found: f_max = p(1+u)-u</text:p>
      <text:p text:style-name="P1"/>
      <text:p text:style-name="P1">HOWEVER, there might be splits right?</text:p>
      <text:p text:style-name="P1">We can ignore losses and say %W/%L = (wins/n)÷(losses/n) = wins/losses = %x. Now,</text:p>
      <text:p text:style-name="P1"><draw:frame draw:style-name="fr1" draw:name="Object11" text:anchor-type="as-char" svg:width="1.4516in" svg:height="0.4035in" draw:z-index="10"><draw:object xlink:href="./ObjBFFFD1A0" xlink:type="simple" xlink:show="embed" xlink:actuate="onLoad"/><draw:image xlink:href="./ObjectReplacements/ObjBFFFD1A0" xlink:type="simple" xlink:show="embed" xlink:actuate="onLoad"/></draw:frame></text:p>
      <text:p text:style-name="P1"/>
      <text:p text:style-name="P1"><draw:frame draw:style-name="fr1" draw:name="Object12" text:anchor-type="as-char" svg:width="1.1035in" svg:height="0.4283in" draw:z-index="11"><draw:object xlink:href="./ObjBFFFD1A2" xlink:type="simple" xlink:show="embed" xlink:actuate="onLoad"/><draw:image xlink:href="./ObjectReplacements/ObjBFFFD1A2" xlink:type="simple" xlink:show="embed" xlink:actuate="onLoad"/></draw:frame> and, should u=1/v be found:<draw:frame draw:style-name="fr1" draw:name="Object13" text:anchor-type="as-char" svg:width="0.939in" svg:height="0.4283in" draw:z-index="14"><draw:object xlink:href="./ObjBFFFD1A4" xlink:type="simple" xlink:show="embed" xlink:actuate="onLoad"/><draw:image xlink:href="./ObjectReplacements/ObjBFFFD1A4" xlink:type="simple" xlink:show="embed" xlink:actuate="onLoad"/></draw:frame></text:p>
      <text:p text:style-name="P1"/>
      <text:p text:style-name="P1">Our turn.</text:p>
      <text:p text:style-name="P1">For e players,</text:p>
      <text:p text:style-name="P1"><draw:frame draw:style-name="fr1" draw:name="Object14" text:anchor-type="as-char" svg:width="4.5311in" svg:height="0.2783in" draw:z-index="12"><draw:object xlink:href="./Obj00DFEFEE" xlink:type="simple" xlink:show="embed" xlink:actuate="onLoad"/><draw:image xlink:href="./ObjectReplacements/Obj00DFEFEE" xlink:type="simple" xlink:show="embed" xlink:actuate="onLoad"/></draw:frame></text:p>
      <text:p text:style-name="P1"><draw:frame draw:style-name="fr1" draw:name="Object27" text:anchor-type="as-char" svg:width="5.4654in" svg:height="0.8252in" draw:z-index="18"><draw:object xlink:href="./Obj00DFF00E" xlink:type="simple" xlink:show="embed" xlink:actuate="onLoad"/><draw:image xlink:href="./ObjectReplacements/Obj00DFF00E" xlink:type="simple" xlink:show="embed" xlink:actuate="onLoad"/></draw:frame>product of chance to split with m people</text:p>
      <text:p text:style-name="P3">B<text:tab/><text:tab/>the money available TO BE BET, this does not include money already bet</text:p>
      <text:p text:style-name="P3">f<text:span text:style-name="T2">pot</text:span><text:tab/><text:tab/>the fraction of my bankroll available to be won, from the pot<text:line-break/><text:tab/><text:tab/><text:tab/>(dead from previous rounds and called bets)</text:p>
      <text:p text:style-name="P3">e<text:tab/><text:tab/>number of people that have already called plus the initial better, added to the potential future calls;<text:line-break/><text:tab/><text:tab/><text:tab/>also the number of people to BEAT.</text:p>
      <text:p text:style-name="P3">(f + f<text:span text:style-name="T2">d</text:span>)<text:tab/>the amount to bet. This is our input/independent variable function input</text:p>
      <text:p text:style-name="P3">losses<text:tab/><text:tab/>percent chance to lose against one hand</text:p>
      <text:p text:style-name="P3">splits<text:tab/><text:tab/>percent chance to split with one hand</text:p>
      <text:p text:style-name="P3">wins<text:tab/><text:tab/>percent change to win</text:p>
      <text:p text:style-name="P3"/>
      <text:p text:style-name="P3"/>
      <text:p text:style-name="P4">VARIABLE FACTOR:<text:span text:style-name="T3"> Wins should be the minimum? We adjust this value toward ultimate for bluffs then... PLEASE CONSIDER HOWEVER THAT WE CAN ACCOUNT FOR PEOPLE ONLY BETTING STRONGER HANDS BY MAINTAINING wins = </text:span><text:span text:style-name="T4">chance to win if EVERYBODY THAT IS ALIVE AT ALL</text:span><text:span text:style-name="T3"> is in the hand.</text:span></text:p>
      <text:p text:style-name="P3"/>
      <text:p text:style-name="P3">From the function, find the maximum gain bet (quadratic optimization) and the equal-to-folding bet after the max:<draw:frame draw:style-name="fr1" draw:name="Object15" text:anchor-type="as-char" svg:width="1.1638in" svg:height="0.239in" draw:z-index="19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ct19" text:anchor-type="as-char" svg:width="1.3772in" svg:height="0.239in" draw:z-index="20"><draw:object xlink:href="./Object 5" xlink:type="simple" xlink:show="embed" xlink:actuate="onLoad"/><draw:image xlink:href="./ObjectReplacements/Object 5" xlink:type="simple" xlink:show="embed" xlink:actuate="onLoad"/></draw:frame></text:p>
      <text:p text:style-name="P3">It is probably best to approximate the derivative for the root-finding via Newton's Method.</text:p>
      <text:p text:style-name="P3">Try the following, remembering that e* is a function of (f + f<text:span text:style-name="T2">d</text:span>) too!</text:p>
      <text:p text:style-name="P3"><draw:frame draw:style-name="fr1" draw:name="Object16" text:anchor-type="as-char" svg:width="6.1902in" svg:height="0.5571in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1" draw:name="Object17" text:anchor-type="as-char" svg:width="6.6846in" svg:height="1.2335in" draw:z-index="2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>Now for the tricks</text:p>
      <text:p text:style-name="P3"><draw:frame draw:style-name="fr1" draw:name="Object21" text:anchor-type="as-char" svg:width="2.1335in" svg:height="0.2138in" draw:z-index="32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1" draw:name="Object18" text:anchor-type="as-char" svg:width="1.6492in" svg:height="0.2165in" draw:z-index="3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1" draw:name="Object20" text:anchor-type="as-char" svg:width="6.0756in" svg:height="0.4602in" draw:z-index="40"><draw:object xlink:href="./Object 6" xlink:type="simple" xlink:show="embed" xlink:actuate="onLoad"/><draw:image xlink:href="./ObjectReplacements/Object 6" xlink:type="simple" xlink:show="embed" xlink:actuate="onLoad"/></draw:frame></text:p>
      <text:p text:style-name="P3">then Newton's Method is:</text:p>
      <text:p text:style-name="P3"><draw:frame draw:style-name="fr1" draw:name="Object22" text:anchor-type="as-char" svg:width="1.4319in" svg:height="0.4299in" draw:z-index="47"><draw:object xlink:href="./Object 8" xlink:type="simple" xlink:show="embed" xlink:actuate="onLoad"/><draw:image xlink:href="./ObjectReplacements/Object 8" xlink:type="simple" xlink:show="embed" xlink:actuate="onLoad"/></draw:frame>which requires evaluations of two distinct functions per iteration</text:p>
      <text:p text:style-name="P3">Use G(x) to track the eps_abs and x<text:span text:style-name="T2">n+1</text:span> to track eps_step, and we know we are restricting it to bet-width minimum steps.</text:p>
      <text:p text:style-name="P3">Alternatively,</text:p>
      <text:p text:style-name="P3"><draw:frame draw:style-name="fr1" draw:name="Object23" text:anchor-type="as-char" svg:width="7.6854in" svg:height="0.5571in" draw:z-index="4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1" draw:name="Object24" text:anchor-type="as-char" svg:width="7.348in" svg:height="0.5484in" draw:z-index="4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/>
      <text:p text:style-name="P3">Improving upon e* to make class ExactCall,</text:p>
      <text:p text:style-name="P3">Iterate through each active player</text:p>
      <text:list text:style-name="L1">
        <text:list-item>
          <text:p text:style-name="P5">Using pot odds find how likely each player is to call. Assume previous players have bet with their calculated percentages.</text:p>
        </text:list-item>
        <text:list-item>
          <text:p text:style-name="P5">Multiply to determine value in chips</text:p>
        </text:list-item>
        <text:list-item>
          <text:p text:style-name="P5">Add these chips to the pot for the next player</text:p>
        </text:list-item>
      </text:list>
      <text:p text:style-name="P3">Divide to determine fraction relative to MY bankroll.</text:p>
      <text:p text:style-name="P3"/>
      <text:p text:style-name="P3"/>
      <text:p text:style-name="P3">As for determining de*,<draw:frame draw:style-name="fr1" draw:name="Object51" text:anchor-type="as-char" svg:width="1.8654in" svg:height="0.4047in" draw:z-index="31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Notice that if the bet DOES NOT put the first opponent all-in,</text:p>
      <text:p text:style-name="P3"><draw:frame draw:style-name="fr1" draw:name="Object50" text:anchor-type="as-char" svg:width="3.4193in" svg:height="0.5055in" draw:z-index="34"><draw:object xlink:href="./Object 34" xlink:type="simple" xlink:show="embed" xlink:actuate="onLoad"/><draw:image xlink:href="./ObjectReplacements/Object 34" xlink:type="simple" xlink:show="embed" xlink:actuate="onLoad"/></draw:frame></text:p>
      <text:p text:style-name="P3"><draw:frame draw:style-name="fr1" draw:name="Object56" text:anchor-type="as-char" svg:width="6.4819in" svg:height="0.5409in" draw:z-index="35"><draw:object xlink:href="./Object 40" xlink:type="simple" xlink:show="embed" xlink:actuate="onLoad"/><draw:image xlink:href="./ObjectReplacements/Object 40" xlink:type="simple" xlink:show="embed" xlink:actuate="onLoad"/></draw:frame></text:p>
      <text:p text:style-name="P3"/>
      <text:p text:style-name="Standard">Obviously if the first opponent is pushed all in, de* = 0.</text:p>
      <text:p text:style-name="P3">Now, when accounting for previous expected bets, try this:</text:p>
      <text:p text:style-name="P3"><draw:frame draw:style-name="fr1" draw:name="Object52" text:anchor-type="as-char" svg:width="3.598in" svg:height="0.5402in" draw:z-index="36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1" draw:name="Object53" text:anchor-type="as-char" svg:width="8.0917in" svg:height="0.5701in" draw:z-index="37"><draw:object xlink:href="./Object 37" xlink:type="simple" xlink:show="embed" xlink:actuate="onLoad"/><draw:image xlink:href="./ObjectReplacements/Object 37" xlink:type="simple" xlink:show="embed" xlink:actuate="onLoad"/></draw:frame></text:p>
      <text:p text:style-name="P3">Simplifying,</text:p>
      <text:p text:style-name="P3"><draw:frame draw:style-name="fr1" draw:name="Object54" text:anchor-type="as-char" svg:width="4.6744in" svg:height="0.5402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P3"><draw:frame draw:style-name="fr1" draw:name="Object55" text:anchor-type="as-char" svg:width="6.9827in" svg:height="0.572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Should we also define this function when betSize = 0?</text:p>
      <text:p text:style-name="P6">Okay. Here is a situation. Bluffing when valuable:</text:p>
      <text:p text:style-name="Standard"><draw:frame draw:style-name="fr1" draw:name="Object61" text:anchor-type="as-char" svg:width="1.9528in" svg:height="0.2866in" draw:z-index="23"><draw:object xlink:href="./Object 45" xlink:type="simple" xlink:show="embed" xlink:actuate="onLoad"/><draw:image xlink:href="./ObjectReplacements/Object 45" xlink:type="simple" xlink:show="embed" xlink:actuate="onLoad"/></draw:frame></text:p>
      <text:p text:style-name="Standard">What is df?</text:p>
      <text:p text:style-name="Standard"><draw:frame draw:style-name="fr1" draw:name="Object62" text:anchor-type="as-char" svg:width="3.5146in" svg:height="0.4902in" draw:z-index="30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/>
      <text:p text:style-name="Standard">Now try simpler, algebraic model:</text:p>
      <text:p text:style-name="Standard"><draw:frame draw:style-name="fr1" draw:name="Object63" text:anchor-type="as-char" svg:width="2.6693in" svg:height="0.2571in" draw:z-index="62"><draw:object xlink:href="./Object 47" xlink:type="simple" xlink:show="embed" xlink:actuate="onLoad"/><draw:image xlink:href="./ObjectReplacements/Object 47" xlink:type="simple" xlink:show="embed" xlink:actuate="onLoad"/></draw:frame></text:p>
      <text:p text:style-name="Standard">What is df?</text:p>
      <text:p text:style-name="Standard"><draw:frame draw:style-name="fr1" draw:name="Object64" text:anchor-type="as-char" svg:width="3.2425in" svg:height="0.2571in" draw:z-index="63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7">Variable factors total</text:p>
      <text:p text:style-name="Standard"/>
      <text:p text:style-name="Standard">and scaling from minrange to optimalrange (always minrange, always optimalrange are also possibilities)</text:p>
      <table:table table:name="VariableFactorsTable" table:style-name="VariableFactorsTable">
        <table:table-column table:style-name="VariableFactorsTable.A" table:number-columns-repeated="2"/>
        <table:table-column table:style-name="VariableFactorsTable.C"/>
        <table:table-column table:style-name="VariableFactorsTable.D"/>
        <table:table-row>
          <table:table-cell table:style-name="VariableFactorsTable.A1" office:value-type="string">
            <text:p text:style-name="Table_20_Contents">MinRange = Passiveness</text:p>
          </table:table-cell>
          <table:table-cell table:style-name="VariableFactorsTable.A1" office:value-type="string">
            <text:p text:style-name="Table_20_Contents">OptimalRange = Agressiveness</text:p>
          </table:table-cell>
          <table:table-cell table:style-name="VariableFactorsTable.A1" office:value-type="string">
            <text:p text:style-name="Table_20_Contents">DynamicScaling = Passive - Aggressive</text:p>
          </table:table-cell>
          <table:table-cell table:style-name="VariableFactorsTable.D1" office:value-type="string">
            <text:p text:style-name="Table_20_Contents">FoldBet = Tight or Loose</text:p>
          </table:table-cell>
        </table:table-row>
        <table:table-row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Standard">Dragcalls vs. no dragcalls</text:p>
            <text:p text:style-name="Standard">ZeroCallD vs. ExactCallD</text:p>
            <text:p text:style-name="P8">ARITHMETIC<text:span text:style-name="T3"> vs </text:span>GEOMETRIC</text:p>
            <text:p text:style-name="Standard">Worst Odds vs. Mean Odds</text:p>
          </table:table-cell>
          <table:table-cell table:style-name="VariableFactorsTable.A2" office:value-type="string">
            <text:p text:style-name="Table_20_Contents">+Chance to Improve</text:p>
            <text:p text:style-name="Table_20_Contents">+Risk/Deviation/Volatility</text:p>
            <text:p text:style-name="Table_20_Contents">+Kurtosis/Skew</text:p>
          </table:table-cell>
          <table:table-cell table:style-name="VariableFactorsTable.D2" office:value-type="string">
            <text:p text:style-name="Standard">Dragcalls vs. no dragcalls</text:p>
            <text:p text:style-name="Standard">ZeroCallD vs. ExactCallD</text:p>
            <text:p text:style-name="Standard">Worst Odds vs. Mean Odds</text:p>
            <text:p text:style-name="P8">ARITHMETIC<text:span text:style-name="T3"> vs </text:span>GEOMETRIC</text:p>
          </table:table-cell>
        </table:table-row>
        <table:table-row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Standard">16</text:p>
          </table:table-cell>
          <table:table-cell table:style-name="VariableFactorsTable.A2" office:value-type="string">
            <text:p text:style-name="Table_20_Contents">*</text:p>
          </table:table-cell>
          <table:table-cell table:style-name="VariableFactorsTable.D2" office:value-type="string">
            <text:p text:style-name="Standard">16</text:p>
          </table:table-cell>
        </table:table-row>
        <table:table-row>
          <table:table-cell table:style-name="VariableFactorsTable.A2" office:value-type="string">
            <text:p text:style-name="Illustration">Worst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Round Number Scaling</text:p>
          </table:table-cell>
          <table:table-cell table:style-name="VariableFactorsTable.D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</table:table-row>
        <table:table-row>
          <table:table-cell table:style-name="VariableFactorsTable.A2" office:value-type="string">
            <text:p text:style-name="Illustration">Mean</text:p>
            <text:p text:style-name="Illustration">Geometr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Mean/Worst??</text:p>
            <text:p text:style-name="Illustration">Arithmetic</text:p>
            <text:p text:style-name="Illustration">ExactCallD</text:p>
            <text:p text:style-name="Illustration">Dragcalls</text:p>
          </table:table-cell>
          <table:table-cell table:style-name="VariableFactorsTable.A2" office:value-type="string">
            <text:p text:style-name="Illustration">??</text:p>
          </table:table-cell>
          <table:table-cell table:style-name="VariableFactorsTable.D2" office:value-type="string">
            <text:p text:style-name="Illustration">??</text:p>
          </table:table-cell>
        </table:table-row>
      </table:table>
      <text:p text:style-name="Standard"/>
      <text:p text:style-name="P9"/>
      <text:p text:style-name="P10">Pot committed stubbornness</text:p>
      <text:p text:style-name="P11"/>
      <text:p text:style-name="P11"><draw:frame draw:style-name="fr1" draw:name="Object25" text:anchor-type="as-char" svg:width="8.0382in" svg:height="0.2772in" draw:z-index="41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/>
      <text:p text:style-name="P11"><draw:frame draw:style-name="fr1" draw:name="Object59" text:anchor-type="as-char" svg:width="9.3283in" svg:height="0.5484in" draw:z-index="44"><draw:object xlink:href="./Object 43" xlink:type="simple" xlink:show="embed" xlink:actuate="onLoad"/><draw:image xlink:href="./ObjectReplacements/Object 43" xlink:type="simple" xlink:show="embed" xlink:actuate="onLoad"/></draw:frame></text:p>
      <text:p text:style-name="P11"/>
      <text:p text:style-name="P11"/>
      <text:p text:style-name="P11"/>
      <text:p text:style-name="P11"><draw:frame draw:style-name="fr1" draw:name="Object58" text:anchor-type="as-char" svg:width="6.5835in" svg:height="0.8252in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11"/>
      <text:p text:style-name="P11"><draw:frame draw:style-name="fr1" draw:name="Object60" text:anchor-type="as-char" svg:width="8.2634in" svg:height="1.2335in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6">What about arithmetic gain models?</text:p>
      <text:p text:style-name="Standard"/>
      <text:p text:style-name="P1"/>
      <text:p text:style-name="P1"><draw:frame draw:style-name="fr1" draw:name="Object48" text:anchor-type="as-char" svg:width="7.2598in" svg:height="0.4535in" draw:z-index="15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draw:frame draw:style-name="fr1" draw:name="Object47" text:anchor-type="as-char" svg:width="6.2016in" svg:height="0.8102in" draw:z-index="16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<draw:frame draw:style-name="fr1" draw:name="Object49" text:anchor-type="as-char" svg:width="5.6835in" svg:height="0.452in" draw:z-index="17"><draw:object xlink:href="./Object 33" xlink:type="simple" xlink:show="embed" xlink:actuate="onLoad"/><draw:image xlink:href="./ObjectReplacements/Object 33" xlink:type="simple" xlink:show="embed" xlink:actuate="onLoad"/></draw:frame></text:p>
      <text:p text:style-name="P1"><draw:frame draw:style-name="fr1" draw:name="Object57" text:anchor-type="as-char" svg:width="5.628in" svg:height="0.8102in" draw:z-index="42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>We need to make the deterrent relative to something. Say, the call size c, or p/e or maybe (c+ p/e)...</text:p>
      <text:p text:style-name="P3">So</text:p>
      <text:p text:style-name="P3">Let d represent this constant.</text:p>
      <text:p text:style-name="P3">We will let v be the amount bet so far.</text:p>
      <text:p text:style-name="P3"/>
      <text:p text:style-name="P3">Then</text:p>
      <text:p text:style-name="P2"><text:span text:style-name="T5">the winnable factor of the utility function is (1 + p + v + (e*f – v)*d/(f+d)) = </text:span><text:span text:style-name="T5"><draw:frame draw:style-name="fr1" draw:name="Object37" text:anchor-type="as-char" svg:width="1.6516in" svg:height="0.4102in" draw:z-index="43"><draw:object xlink:href="./Obj00DFF394" xlink:type="simple" xlink:show="embed" xlink:actuate="onLoad"/><draw:image xlink:href="./ObjectReplacements/Obj00DFF394" xlink:type="simple" xlink:show="embed" xlink:actuate="onLoad"/></draw:frame></text:span></text:p>
      <text:p text:style-name="P2"/>
      <text:p text:style-name="P2"/>
      <text:p text:style-name="P13">Formula to convert from (PCT, WL) to (wins, splits, loss):</text:p>
      <text:p text:style-name="P14"><draw:frame draw:style-name="fr1" draw:name="Object26" text:anchor-type="as-char" svg:width="1.2075in" svg:height="0.4016in" draw:z-index="50"><draw:object xlink:href="./Object 12" xlink:type="simple" xlink:show="embed" xlink:actuate="onLoad"/><draw:image xlink:href="./ObjectReplacements/Object 12" xlink:type="simple" xlink:show="embed" xlink:actuate="onLoad"/></draw:frame><text:tab/><draw:frame draw:style-name="fr1" draw:name="Object28" text:anchor-type="as-char" svg:width="1.3957in" svg:height="0.4016in" draw:z-index="51"><draw:object xlink:href="./Object 13" xlink:type="simple" xlink:show="embed" xlink:actuate="onLoad"/><draw:image xlink:href="./ObjectReplacements/Object 13" xlink:type="simple" xlink:show="embed" xlink:actuate="onLoad"/></draw:frame><text:tab/><draw:frame draw:style-name="fr1" draw:name="Object29" text:anchor-type="as-char" svg:width="1.5335in" svg:height="0.1882in" draw:z-index="52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30" text:anchor-type="as-char" svg:width="1.8756in" svg:height="0.2083in" draw:z-index="53"><draw:object xlink:href="./Object 15" xlink:type="simple" xlink:show="embed" xlink:actuate="onLoad"/><draw:image xlink:href="./ObjectReplacements/Object 15" xlink:type="simple" xlink:show="embed" xlink:actuate="onLoad"/></draw:frame><text:tab/><draw:frame draw:style-name="fr1" draw:name="Object31" text:anchor-type="as-char" svg:width="1.3957in" svg:height="0.4016in" draw:z-index="54"><draw:object xlink:href="./Object 16" xlink:type="simple" xlink:show="embed" xlink:actuate="onLoad"/><draw:image xlink:href="./ObjectReplacements/Object 16" xlink:type="simple" xlink:show="embed" xlink:actuate="onLoad"/></draw:frame><text:tab/><draw:frame draw:style-name="fr1" draw:name="Object32" text:anchor-type="as-char" svg:width="1.5335in" svg:height="0.1882in" draw:z-index="55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<draw:frame draw:style-name="fr2" draw:name="Object33" text:anchor-type="as-char" svg:width="2.6409in" svg:height="0.6717in" draw:z-index="56"><draw:object xlink:href="./Object 18" xlink:type="simple" xlink:show="embed" xlink:actuate="onLoad"/><draw:image xlink:href="./ObjectReplacements/Object 18" xlink:type="simple" xlink:show="embed" xlink:actuate="onLoad"/></draw:frame><text:tab/></text:p>
      <text:p text:style-name="P2">R3 := R3 – R2<text:tab/><text:tab/><draw:frame draw:style-name="fr2" draw:name="Object34" text:anchor-type="as-char" svg:width="2.228in" svg:height="0.6701in" draw:z-index="57"><draw:object xlink:href="./Object 19" xlink:type="simple" xlink:show="embed" xlink:actuate="onLoad"/><draw:image xlink:href="./ObjectReplacements/Object 19" xlink:type="simple" xlink:show="embed" xlink:actuate="onLoad"/></draw:frame></text:p>
      <text:p text:style-name="P2">R2 := R2 – R3<text:tab/><text:tab/><draw:frame draw:style-name="fr2" draw:name="Object35" text:anchor-type="as-char" svg:width="2.2846in" svg:height="0.6701in" draw:z-index="58"><draw:object xlink:href="./Object 20" xlink:type="simple" xlink:show="embed" xlink:actuate="onLoad"/><draw:image xlink:href="./ObjectReplacements/Object 20" xlink:type="simple" xlink:show="embed" xlink:actuate="onLoad"/></draw:frame></text:p>
      <text:p text:style-name="P2">R1 := (-1)R1<text:tab/><text:tab/><text:tab/><draw:frame draw:style-name="fr2" draw:name="Object36" text:anchor-type="as-char" svg:width="2.1626in" svg:height="0.6701in" draw:z-index="59"><draw:object xlink:href="./Object 21" xlink:type="simple" xlink:show="embed" xlink:actuate="onLoad"/><draw:image xlink:href="./ObjectReplacements/Object 21" xlink:type="simple" xlink:show="embed" xlink:actuate="onLoad"/></draw:frame></text:p>
      <text:p text:style-name="P2">R1 := R1 + (WL)R2<text:tab/><text:tab/><draw:frame draw:style-name="fr2" draw:name="Object38" text:anchor-type="as-char" svg:width="2.6154in" svg:height="0.6752in" draw:z-index="60"><draw:object xlink:href="./Object 22" xlink:type="simple" xlink:show="embed" xlink:actuate="onLoad"/><draw:image xlink:href="./ObjectReplacements/Object 22" xlink:type="simple" xlink:show="embed" xlink:actuate="onLoad"/></draw:frame></text:p>
      <text:p text:style-name="P2">R2 := (2WL-1)R2<text:tab/><text:tab/><draw:frame draw:style-name="fr2" draw:name="Object39" text:anchor-type="as-char" svg:width="3.4374in" svg:height="0.6819in" draw:z-index="61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R2 := R2 – R1<text:tab/><text:tab/><draw:frame draw:style-name="fr2" draw:name="Object40" text:anchor-type="as-char" svg:width="3.3209in" svg:height="0.6819in" draw:z-index="13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Raw results</text:p>
      <text:p text:style-name="P2"><draw:frame draw:style-name="fr2" draw:name="Object41" text:anchor-type="as-char" svg:width="1.6425in" svg:height="0.4063in" draw:z-index="24"><draw:object xlink:href="./Object 25" xlink:type="simple" xlink:show="embed" xlink:actuate="onLoad"/><draw:image xlink:href="./ObjectReplacements/Object 25" xlink:type="simple" xlink:show="embed" xlink:actuate="onLoad"/></draw:frame> , <text:span text:style-name="T6"><draw:frame draw:style-name="fr2" draw:name="Object42" text:anchor-type="as-char" svg:width="1.9299in" svg:height="0.4063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6"> , </text:span><text:span text:style-name="T6"><draw:frame draw:style-name="fr2" draw:name="Object43" text:anchor-type="as-char" svg:width="2.1228in" svg:height="0.2138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15"><draw:frame draw:style-name="fr1" draw:name="Object44" text:anchor-type="as-char" svg:width="1.2075in" svg:height="0.4016in" draw:z-index="27"><draw:object xlink:href="./Object 28" xlink:type="simple" xlink:show="embed" xlink:actuate="onLoad"/><draw:image xlink:href="./ObjectReplacements/Object 28" xlink:type="simple" xlink:show="embed" xlink:actuate="onLoad"/></draw:frame>,<draw:frame draw:style-name="fr1" draw:name="Object45" text:anchor-type="as-char" svg:width="1.3957in" svg:height="0.4016in" draw:z-index="28"><draw:object xlink:href="./Object 29" xlink:type="simple" xlink:show="embed" xlink:actuate="onLoad"/><draw:image xlink:href="./ObjectReplacements/Object 29" xlink:type="simple" xlink:show="embed" xlink:actuate="onLoad"/></draw:frame>,<draw:frame draw:style-name="fr1" draw:name="Object46" text:anchor-type="as-char" svg:width="1.5335in" svg:height="0.1882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Other conveniences:</text:p>
      <text:p text:style-name="P16"><text:span text:style-name="T7">(2PCT – 1) = </text:span><text:span text:style-name="T8">wins</text:span><text:span text:style-name="T7"> – </text:span><text:span text:style-name="T8">losses</text:span></text:p>
      <text:p text:style-name="P17"><text:span text:style-name="T8">splits</text:span> = (PCT<text:span text:style-name="T8"> – win</text:span><text:span text:style-name="T9">s)×2</text:span></text:p>
      <text:p text:style-name="P18"/>
      <text:p text:style-name="P18">Special cases: WL = 0, (2<text:span text:style-name="T10">×</text:span>PCT – 1) = 0, WL = 1, WL = 0.5, PCT = 1;</text:p>
      <text:p text:style-name="P18">Dangerous cases: WL = 0.5;</text:p>
      <text:p text:style-name="P18"/>
      <text:p text:style-name="P18">When splits = 1, WL (0/0) would originally be saved as 0. This is PCT = 0.5. (Handled by default)</text:p>
      <text:p text:style-name="P18">When (wins, loss) = (0.5,0.5), WL(0.5/1) would originally be saved as 0.5. This is WL = 0.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Lucidasans1" svg:font-family="Lucidasans"/>
    <style:font-face style:name="Andale Sans UI" svg:font-family="'Andale Sans UI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position="0% 100%" style:font-name="Trebuchet MS" fo:font-weight="normal" style:letter-kerning="true" style:font-weight-asian="normal" style:font-weight-complex="normal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ATitle" style:family="paragraph" style:parent-style-name="Standard">
      <style:text-properties style:text-position="0% 100%" style:font-name="Trebuchet MS" fo:font-weight="bold" style:letter-kerning="true" style:font-weight-asian="bold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normal" style:text-underline-style="solid" style:text-underline-type="double" style:text-underline-width="auto" style:text-underline-color="font-color" fo:font-weight="bold" fo:background-color="transparent" style:font-style-asian="italic" style:font-style-complex="italic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047in" fo:margin-bottom="0.704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5-05-21T15:25:29</meta:creation-date>
    <dc:creator>Joseph Huang</dc:creator>
    <dc:date>2007-01-19T01:10:51</dc:date>
    <dc:language>en-US</dc:language>
    <meta:editing-cycles>98</meta:editing-cycles>
    <meta:editing-duration>P5DT16H44M14S</meta:editing-duration>
    <meta:template xlink:type="simple" xlink:actuate="onRequest" xlink:role="template" xlink:href="../../../.openoffice/1.1.4/user/template/Scratchpad.stw" xlink:title="Scratchpad" meta:date="2005-05-21T15:25:28"/>
    <meta:user-defined meta:name="Info 1"/>
    <meta:user-defined meta:name="Info 2"/>
    <meta:user-defined meta:name="Info 3"/>
    <meta:user-defined meta:name="Info 4"/>
    <meta:document-statistic meta:table-count="1" meta:image-count="0" meta:object-count="64" meta:page-count="11" meta:paragraph-count="157" meta:word-count="742" meta:character-count="4306"/>
  </office:meta>
</office:document-meta>
</file>

<file path=Obj00DFEFEE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row>
                  <math:mn>1</math:mn>
                  <math:mo math:stretchy="false"></math:mo>
                  <math:msup>
                    <math:mi>e</math:mi>
                    <math:mtext>*</math:mtext>
                  </math:msup>
                </math:mrow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sup>
              <math:mi math:fontstyle="italic">win</math:mi>
              <math:mi>e</math:mi>
            </math:msup>
          </math:msup>
          <math:msup>
            <math:mrow>
              <math:mo math:stretchy="false"></math:mo>
              <math:mrow>
                <math:mn>1</math:mn>
                <math:mo math:stretchy="false">−</math:mo>
                <math:mrow>
                  <math:mo math:stretchy="false"></math:mo>
                  <math:mrow>
                    <math:mi>f</math:mi>
                    <math:mo math:stretchy="false"></math:mo>
                    <math:msub>
                      <math:mi>f</math:mi>
                      <math:mi>d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  <math:mrow>
              <math:mn>1</math:mn>
              <math:mo math:stretchy="false">−</math:mo>
              <math:msup>
                <math:mrow>
                  <math:mo math:stretchy="false"></math:mo>
                  <math:mrow>
                    <math:mn>1</math:mn>
                    <math:mo math:stretchy="false">−</math:mo>
                    <math:mi math:fontstyle="italic">losses</math:mi>
                  </math:mrow>
                  <math:mo math:stretchy="false"></math:mo>
                </math:mrow>
                <math:mi>e</math:mi>
              </math:msup>
            </math:mrow>
          </math:msup>
          <math:mrow>
            <math:mo math:stretchy="false"></math:mo>
            <math:mrow>
              <math:msub>
                <math:mi>s</math:mi>
                <math:mi math:fontstyle="italic">av</math:mi>
              </math:msub>
              <math:mrow>
                <math:mo math:stretchy="false"></math:mo>
                <math:mrow>
                  <math:mi>e</math:mi>
                  <math:mi>,</math:mi>
                  <math:mi>m</math:mi>
                  <math:mi>,</math:mi>
                  <math:msub>
                    <math:mi>f</math:mi>
                    <math:mi math:fontstyle="italic">pot</math:mi>
                  </math:msub>
                  <math:mi>,</math:mi>
                  <math:msub>
                    <math:mi>f</math:mi>
                    <math:mi>c</math:mi>
                  </math:msub>
                </math:mrow>
                <math:mo math:stretchy="false"></math:mo>
              </math:mrow>
            </math:mrow>
            <math:mo math:stretchy="false"></math:mo>
          </math:mrow>
        </math:mrow>
      </math:mfenced>
      <math:mo math:stretchy="false">⋅</math:mo>
      <math:mi>B</math:mi>
    </math:mrow>
    <math:annotation math:encoding="StarMath 5.0">left((1+ e^"*" (f + f_d))^{win^e} (1-(f + f_d))^{1-(1-losses)^e}  (s_av(e,m,f_pot,f_c)) right)cdot B </math:annotation>
  </math:semantics>
</math:math>
</file>

<file path=Obj00DFF00E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n>1</math:mn>
              <math:mo math:stretchy="false">+</math:mo>
              <math:mfrac>
                <math:mrow>
                  <math:mrow>
                    <math:msub>
                      <math:mi>f</math:mi>
                      <math:mi math:fontstyle="italic">pot</math:mi>
                    </math:msub>
                    <math:mo math:stretchy="false">+</math:mo>
                    <math:mrow>
                      <math:msubsup>
                        <math:mi>e</math:mi>
                        <math:mi math:fontstyle="italic">live</math:mi>
                        <math:mtext>*</math:mtext>
                      </math:msubsup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+</math:mo>
                  <math:mn>1</math:mn>
                </math:mrow>
              </math:mfrac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{f_pot + {e^"*"_live (f + f_d)}} times left( m over e + left( 1 - m over e right)^2 right) over {m+1}} 
right)^{left( binom{e}{m} right) win^{e-m} split^m}</math:annotation>
  </math:semantics>
</math:math>
</file>

<file path=Obj00DFF394/content.xml><?xml version="1.0" encoding="utf-8"?>
<!DOCTYPE math  PUBLIC '-//OpenOffice.org//DTD Modified W3C MathML 1.01//EN'  'math.dtd'>
<math:math xmlns:math="http://www.w3.org/1998/Math/MathML">
  <math:semantics>
    <math:mrow>
      <math:mo math:stretchy="false"></math:mo>
      <math:mrow>
        <math:mrow>
          <math:mrow>
            <math:mn>1</math:mn>
            <math:mo math:stretchy="false"></math:mo>
            <math:mi>p</math:mi>
          </math:mrow>
          <math:mo math:stretchy="false"></math:mo>
          <math:mi>v</math:mi>
        </math:mrow>
        <math:mo math:stretchy="false"></math:mo>
        <math:mfrac>
          <math:mrow>
            <math:mrow>
              <math:mo math:stretchy="false"></math:mo>
              <math:mrow>
                <math:mi math:fontstyle="italic">ef</math:mi>
                <math:mi>–</math:mi>
                <math:mi>v</math:mi>
              </math:mrow>
              <math:mo math:stretchy="false"></math:mo>
            </math:mrow>
            <math:mo math:stretchy="false">⋅</math:mo>
            <math:mi>d</math:mi>
          </math:mrow>
          <math:mrow>
            <math:mi>f</math:mi>
            <math:mo math:stretchy="false"></math:mo>
            <math:mi>d</math:mi>
          </math:mrow>
        </math:mfrac>
      </math:mrow>
      <math:mo math:stretchy="false"></math:mo>
    </math:mrow>
    <math:annotation math:encoding="StarMath 5.0">(1 + p + v + (ef – v) cdot d over {f+d})</math:annotation>
  </math:semantics>
</math:math>
</file>

<file path=ObjBFFFD192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text>%W</math:mtext>
          <math:mrow>
            <math:mfrac>
              <math:mi>v</math:mi>
              <math:mrow>
                <math:mo math:stretchy="false"></math:mo>
                <math:mrow>
                  <math:mn>1</math:mn>
                  <math:mo math:stretchy="false"></math:mo>
                  <math:mrow>
                    <math:mi>v</math:mi>
                    <math:mo math:stretchy="false">⋅</math:mo>
                    <math:mi>f</math:mi>
                  </math:mrow>
                </math:mrow>
                <math:mo math:stretchy="false"></math:mo>
              </math:mrow>
            </math:mfrac>
            <math:mo math:stretchy="false">−</math:mo>
            <math:mtext>%L</math:mtext>
          </math:mrow>
          <math:mfrac>
            <math:mn>1</math:mn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</math:mfrac>
        </math:mrow>
      </math:mfenced>
      <math:mo math:stretchy="false">=</math:mo>
      <math:mn>0</math:mn>
    </math:mrow>
    <math:annotation math:encoding="StarMath 5.0">left( "%W" v over (1+ v cdot f)  - "%L"  1 over (1-f) right) = 0</math:annotation>
  </math:semantics>
</math:math>
</file>

<file path=ObjBFFFD194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frac>
          <math:mi>v</math:mi>
          <math:mrow>
            <math:mo math:stretchy="false"></math:mo>
            <math:mrow>
              <math:mn>1</math:mn>
              <math:mo math:stretchy="false"></math:mo>
              <math:mrow>
                <math:mi>v</math:mi>
                <math:mo math:stretchy="false">⋅</math:mo>
                <math:mi>f</math:mi>
              </math:mrow>
            </math:mrow>
            <math:mo math:stretchy="false"></math:mo>
          </math:mrow>
        </math:mfrac>
        <math:mo math:stretchy="false">=</math:mo>
        <math:mtext>%L</math:mtext>
      </math:mrow>
      <math:mfrac>
        <math:mn>1</math:mn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</math:mfrac>
    </math:mrow>
    <math:annotation math:encoding="StarMath 5.0"> "%W" v over (1+ v cdot f) = "%L"  1 over (1-f)</math:annotation>
  </math:semantics>
</math:math>
</file>

<file path=ObjBFFFD196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i>v</math:mi>
      <math:mrow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o math:stretchy="false">=</math:mo>
        <math:mtext>%L</math:mtext>
      </math:mrow>
      <math:mrow>
        <math:mo math:stretchy="false"></math:mo>
        <math:mrow>
          <math:mn>1</math:mn>
          <math:mo math:stretchy="false"></math:mo>
          <math:mrow>
            <math:mi>v</math:mi>
            <math:mo math:stretchy="false">⋅</math:mo>
            <math:mi>f</math:mi>
          </math:mrow>
        </math:mrow>
        <math:mo math:stretchy="false"></math:mo>
      </math:mrow>
    </math:mrow>
    <math:annotation math:encoding="StarMath 5.0"> "%W" v(1-f)  = "%L"  (1+ v cdot f)</math:annotation>
  </math:semantics>
</math:math>
</file>

<file path=ObjBFFFD198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i>v</math:mi>
        <math:mo math:stretchy="false">−</math:mo>
        <math:mtext>%W</math:mtext>
      </math:mrow>
      <math:mrow>
        <math:mi math:fontstyle="italic">vf</math:mi>
        <math:mo math:stretchy="false">=</math:mo>
        <math:mrow>
          <math:mtext>%L</math:mtext>
          <math:mo math:stretchy="false"></math:mo>
          <math:mtext>%L</math:mtext>
        </math:mrow>
      </math:mrow>
      <math:mi>v</math:mi>
      <math:mi>f</math:mi>
    </math:mrow>
    <math:annotation math:encoding="StarMath 5.0"> "%W" v -  "%W" vf  = "%L"  +"%L" v  f</math:annotation>
  </math:semantics>
</math:math>
</file>

<file path=ObjBFFFD19A/content.xml><?xml version="1.0" encoding="utf-8"?>
<!DOCTYPE math  PUBLIC '-//OpenOffice.org//DTD Modified W3C MathML 1.01//EN'  'math.dtd'>
<math:math xmlns:math="http://www.w3.org/1998/Math/MathML">
  <math:semantics>
    <math:mrow>
      <math:mtext>%W</math:mtext>
      <math:mrow>
        <math:mrow>
          <math:mi>v</math:mi>
          <math:mo math:stretchy="false">−</math:mo>
          <math:mtext>%L</math:mtext>
        </math:mrow>
        <math:mo math:stretchy="false">=</math:mo>
        <math:mrow>
          <math:mo math:stretchy="false"></math:mo>
          <math:mtext>%L</math:mtext>
        </math:mrow>
      </math:mrow>
      <math:mi>v</math:mi>
      <math:mrow>
        <math:mi>f</math:mi>
        <math:mo math:stretchy="false"></math:mo>
        <math:mtext>%W</math:mtext>
      </math:mrow>
      <math:mi math:fontstyle="italic">vf</math:mi>
    </math:mrow>
    <math:annotation math:encoding="StarMath 5.0"> "%W" v -  "%L"  =   +"%L" v  f + "%W" vf</math:annotation>
  </math:semantics>
</math:math>
</file>

<file path=ObjBFFFD19C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9E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text>%W</math:mtext>
          <math:mo math:stretchy="false">−</math:mo>
          <math:mfrac>
            <math:mtext>%L</math:mtext>
            <math:mi>v</math:mi>
          </math:mfrac>
        </math:mrow>
        <math:mo math:stretchy="false">=</math:mo>
        <math:mi>f</math:mi>
      </math:mrow>
      <math:mfenced math:open="" math:close="">
        <math:mrow>
          <math:mtext>%W</math:mtext>
          <math:mo math:stretchy="false"></math:mo>
          <math:mtext>%L</math:mtext>
        </math:mrow>
      </math:mfenced>
    </math:mrow>
    <math:annotation math:encoding="StarMath 5.0">"%W" - "%L" over v = f left("%W" + "%L" right)</math:annotation>
  </math:semantics>
</math:math>
</file>

<file path=ObjBFFFD1A0/content.xml><?xml version="1.0" encoding="utf-8"?>
<!DOCTYPE math  PUBLIC '-//OpenOffice.org//DTD Modified W3C MathML 1.01//EN'  'math.dtd'>
<math:math xmlns:math="http://www.w3.org/1998/Math/MathML">
  <math:semantics>
    <math:mrow>
      <math:mtext>%</math:mtext>
      <math:mrow>
        <math:mrow>
          <math:mi>x</math:mi>
          <math:mo math:stretchy="false">−</math:mo>
          <math:mfrac>
            <math:mn>1</math:mn>
            <math:mi>v</math:mi>
          </math:mfrac>
        </math:mrow>
        <math:mo math:stretchy="false">=</math:mo>
        <math:mi>f</math:mi>
      </math:mrow>
      <math:mfenced math:open="" math:close="">
        <math:mrow>
          <math:mtext>%</math:mtext>
          <math:mrow>
            <math:mi>x</math:mi>
            <math:mo math:stretchy="false"></math:mo>
            <math:mn>1</math:mn>
          </math:mrow>
        </math:mrow>
      </math:mfenced>
    </math:mrow>
    <math:annotation math:encoding="StarMath 5.0">"%"x - 1 over v = f left("%"x + 1 right)</math:annotation>
  </math:semantics>
</math:math>
</file>

<file path=ObjBFFFD1A2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i>v</math:mi>
          <math:mtext>%</math:mtext>
          <math:mrow>
            <math:mi>x</math:mi>
            <math:mo math:stretchy="false">−</math:mo>
            <math:mn>1</math:mn>
          </math:mrow>
        </math:mrow>
        <math:mrow>
          <math:mi>v</math:mi>
          <math:mo math:stretchy="false">⋅</math:mo>
          <math:mfenced math:open="" math:close="">
            <math:mrow>
              <math:mtext>%</math:mtext>
              <math:mrow>
                <math:mi>x</math:mi>
                <math:mo math:stretchy="false"></math:mo>
                <math:mn>1</math:mn>
              </math:mrow>
            </math:mrow>
          </math:mfenced>
        </math:mrow>
      </math:mfrac>
    </math:mrow>
    <math:annotation math:encoding="StarMath 5.0">f = {v"%"x - 1} over {v cdot  left("%"x + 1 right)}</math:annotation>
  </math:semantics>
</math:math>
</file>

<file path=ObjBFFFD1A4/content.xml><?xml version="1.0" encoding="utf-8"?>
<!DOCTYPE math  PUBLIC '-//OpenOffice.org//DTD Modified W3C MathML 1.01//EN'  'math.dtd'>
<math:math xmlns:math="http://www.w3.org/1998/Math/MathML">
  <math:semantics>
    <math:mrow>
      <math:mi>f</math:mi>
      <math:mo math:stretchy="false">=</math:mo>
      <math:mfrac>
        <math:mrow>
          <math:mtext>%</math:mtext>
          <math:mrow>
            <math:mi>x</math:mi>
            <math:mo math:stretchy="false">−</math:mo>
            <math:mi>u</math:mi>
          </math:mrow>
        </math:mrow>
        <math:mfenced math:open="" math:close="">
          <math:mrow>
            <math:mtext>%</math:mtext>
            <math:mrow>
              <math:mi>x</math:mi>
              <math:mo math:stretchy="false"></math:mo>
              <math:mn>1</math:mn>
            </math:mrow>
          </math:mrow>
        </math:mfenced>
      </math:mfrac>
    </math:mrow>
    <math:annotation math:encoding="StarMath 5.0">f = {"%"x - u} over {  left("%"x + 1 right)}</math:annotation>
  </math:semantics>
</math:math>
</file>

<file path=ObjBFFFDE41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sup>
            <math:mrow>
              <math:mo math:stretchy="false"></math:mo>
              <math:mrow>
                <math:mn>1</math:mn>
                <math:mo math:stretchy="false"></math:mo>
                <math:mrow>
                  <math:mi>v</math:mi>
                  <math:mo math:stretchy="false">⋅</math:mo>
                  <math:mi>f</math:mi>
                </math:mrow>
              </math:mrow>
              <math:mo math:stretchy="false"></math:mo>
            </math:mrow>
            <math:mi math:fontstyle="italic">wins</math:mi>
          </math:msup>
          <math:msup>
            <math:mrow>
              <math:mo math:stretchy="false"></math:mo>
              <math:mrow>
                <math:mn>1</math:mn>
                <math:mo math:stretchy="false">−</math:mo>
                <math:mi>f</math:mi>
              </math:mrow>
              <math:mo math:stretchy="false"></math:mo>
            </math:mrow>
            <math:mi math:fontstyle="italic">losses</math:mi>
          </math:msup>
        </math:mrow>
      </math:mfenced>
      <math:mo math:stretchy="false">⋅</math:mo>
      <math:mi>B</math:mi>
    </math:mrow>
    <math:annotation math:encoding="StarMath 5.0">left((1+ v cdot f)^{wins} (1-f)^{losses}right)cdot B</math:annotation>
  </math:semantics>
</math:math>
</file>

<file path=ObjBFFFDE43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</math:mo>
          <math:mrow>
            <math:mn>1</math:mn>
            <math:mo math:stretchy="false"></math:mo>
            <math:mrow>
              <math:mi>v</math:mi>
              <math:mo math:stretchy="false">⋅</math:mo>
              <math:mi>f</math:mi>
            </math:mrow>
          </math:mrow>
          <math:mo math:stretchy="false"></math:mo>
        </math:mrow>
        <math:mtext>%W</math:mtext>
      </math:msup>
      <math:msup>
        <math:mrow>
          <math:mo math:stretchy="false"></math:mo>
          <math:mrow>
            <math:mn>1</math:mn>
            <math:mo math:stretchy="false">−</math:mo>
            <math:mi>f</math:mi>
          </math:mrow>
          <math:mo math:stretchy="false"></math:mo>
        </math:mrow>
        <math:mtext>%L</math:mtext>
      </math:msup>
      <math:msup>
        <math:mi>k</math:mi>
        <math:mtext>%T</math:mtext>
      </math:msup>
    </math:mrow>
    <math:annotation math:encoding="StarMath 5.0">(1+ v cdot f)^{"%W"} (1-f)^{"%L"} k^{"%T"}</math:annotation>
  </math:semantics>
</math:math>
</file>

<file path=ObjBFFFDE44/content.xml><?xml version="1.0" encoding="utf-8"?>
<!DOCTYPE math  PUBLIC '-//OpenOffice.org//DTD Modified W3C MathML 1.01//EN'  'math.dtd'>
<math:math xmlns:math="http://www.w3.org/1998/Math/MathML">
  <math:semantics>
    <math:mrow>
      <math:mi math:fontstyle="italic">max</math:mi>
      <math:mrow>
        <math:mrow>
          <math:mfenced math:open="{" math:close="}">
            <math:mi>f</math:mi>
          </math:mfenced>
          <math:mo math:stretchy="false">=</math:mo>
          <math:mfrac>
            <math:mrow>
              <math:mtext>%p</math:mtext>
              <math:mrow>
                <math:mrow>
                  <math:mo math:stretchy="false"></math:mo>
                  <math:mrow>
                    <math:mi>v</math:mi>
                    <math:mo math:stretchy="false"></math:mo>
                    <math:mn>1</math:mn>
                  </math:mrow>
                  <math:mo math:stretchy="false"></math:mo>
                </math:mrow>
                <math:mo math:stretchy="false">−</math:mo>
                <math:mn>1</math:mn>
              </math:mrow>
            </math:mrow>
            <math:mi>v</math:mi>
          </math:mfrac>
        </math:mrow>
        <math:mo math:stretchy="false">=</math:mo>
        <math:mrow>
          <math:mtext>%p</math:mtext>
          <math:mo math:stretchy="false"></math:mo>
          <math:mfrac>
            <math:mrow>
              <math:mi>p</math:mi>
              <math:mo math:stretchy="false">−</math:mo>
              <math:mn>1</math:mn>
            </math:mrow>
            <math:mi>v</math:mi>
          </math:mfrac>
        </math:mrow>
      </math:mrow>
    </math:mrow>
    <math:annotation math:encoding="StarMath 5.0">max left lbrace f right rbrace = {"%p"(v+1) - 1} over v = "%p" + {p-1} over v</math:annotation>
  </math:semantics>
</math:math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i>B</math:mi>
      </math:mrow>
    </math:mrow>
    <math:annotation math:encoding="StarMath 5.0">G left( f + f_d right) cdot B = B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o math:stretchy="false">(</math:mo>
                    <math:mrow>
                      <math:mrow>
                        <math:mrow>
                          <math:mn>1</math:mn>
                          <math:mo math:stretchy="false">+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+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(</math:mo>
                  <math:mrow>
                    <math:mn>1</math:mn>
                    <math:mo math:stretchy="false">−</math:mo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</math:mfrac>
            </math:mrow>
            <math:mo math:stretchy="false">+</math:mo>
            <math:mrow>
              <math:mo math:stretchy="false">(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	{de^"*"(f + f_d)}
	over
	(1+ f_pot + e^"*"(f + f_d))
	}
+ { {(1-losses)^e} -1 } over (1-(f + f_d)) + (s^"*"_av(e,m,f_pot,f_c)) right) times { left( G_shift(f+f_d) + fold right)}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fenced math:open="" math:close="">
            <math:mrow>
              <math:msup>
                <math:mrow>
                  <math:mo math:stretchy="false">(</math:mo>
                  <math:mrow>
                    <math:mrow>
                      <math:mn>1</math:mn>
                      <math:mo math:stretchy="false">+</math:mo>
                      <math:msup>
                        <math:mi>e</math:mi>
                        <math:mtext>*</math:mtext>
                      </math:msup>
                    </math:mrow>
                    <math:mrow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  <math:mo math:stretchy="false">−</math:mo>
                      <math:mi math:fontstyle="italic">handBetPrev</math:mi>
                    </math:mrow>
                  </math:mrow>
                  <math:mo math:stretchy="false">)</math:mo>
                </math:mrow>
                <math:msup>
                  <math:mi math:fontstyle="italic">win</math:mi>
                  <math:mi>e</math:mi>
                </math:msup>
              </math:msup>
              <math:msup>
                <math:mrow>
                  <math:mo math:stretchy="false">(</math:mo>
                  <math:mrow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−</math:mo>
                    <math:mi math:fontstyle="italic">handBetPrev</math:mi>
                  </math:mrow>
                  <math:mo math:stretchy="false">)</math:mo>
                </math:mrow>
                <math:mrow>
                  <math:mn>1</math:mn>
                  <math:mo math:stretchy="false">−</math:mo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</math:mrow>
              </math:msup>
              <math:mrow>
                <math:mo math:stretchy="false">(</math:mo>
                <math:mrow>
                  <math:msub>
                    <math:mi>s</math:mi>
                    <math:mi math:fontstyle="italic">av</math:mi>
                  </math:msub>
                  <math:mrow>
                    <math:mo math:stretchy="false">(</math:mo>
                    <math:mrow>
                      <math:mi>e</math:mi>
                      <math:mi>,</math:mi>
                      <math:mi>m</math:mi>
                      <math:mi>,</math:mi>
                      <math:msub>
                        <math:mi>f</math:mi>
                        <math:mi math:fontstyle="italic">pot</math:mi>
                      </math:msub>
                      <math:mi>,</math:mi>
                      <math:msub>
                        <math:mi>f</math:mi>
                        <math:mi>c</math:mi>
                      </math:msub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fenced>
          <math:mo math:stretchy="false">⋅</math:mo>
          <math:mfenced math:open="" math:close="">
            <math:mrow>
              <math:mi>B</math:mi>
              <math:mo math:stretchy="false">+</math:mo>
              <math:mi math:fontstyle="italic">handBetPrev</math:mi>
            </math:mrow>
          </math:mfenced>
        </math:mrow>
      </math:mrow>
    </math:mrow>
    <math:annotation math:encoding="StarMath 5.0">G(x) = left((1+ e^"*" (f + f_d) - handBetPrev )^{win^e} (1-(f + f_d) - handBetPrev )^{1-(1-losses)^e}  (s_av(e,m,f_pot,f_c) ) right)cdot left( B + handBetPrev right)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fenced math:open="" math:close="">
        <math:mrow>
          <math:mn>1</math:mn>
          <math:mo math:stretchy="false">−</math:mo>
          <math:mi math:fontstyle="italic">WL</math:mi>
        </math:mrow>
      </math:mfenced>
      <math:mrow>
        <math:mrow>
          <math:mi math:fontstyle="italic">wins</math:mi>
          <math:mo math:stretchy="false">−</math:mo>
          <math:mrow>
            <math:mi math:fontstyle="italic">WL</math:mi>
            <math:mo math:stretchy="false">⋅</math:mo>
            <math:mi math:fontstyle="italic">loss</math:mi>
          </math:mrow>
        </math:mrow>
        <math:mo math:stretchy="false">=</math:mo>
        <math:mn>0</math:mn>
      </math:mrow>
    </math:mrow>
    <math:annotation math:encoding="StarMath 5.0">left( 1 - WL right)wins  - WL cdot loss = 0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enced math:open="[" math:close="]">
        <math:mtable>
          <math:mtr>
            <math:mtd>
              <math:mrow>
                <math:mn>1</math:mn>
                <math:mo math:stretchy="false">−</math:mo>
                <math:mi math:fontstyle="italic">WL</math:mi>
              </math:mrow>
            </math:mtd>
            <math:mtd>
              <math:mn>0</math:mn>
            </math:mtd>
            <math:mtd>
              <math:mrow>
                <math:mo math:stretchy="false">−</math:mo>
                <math:mi math:fontstyle="italic">WL</math:mi>
              </math:mrow>
            </math:mtd>
          </math:mtr>
          <math:mtr>
            <math:mtd>
              <math:mn>1</math:mn>
            </math:mtd>
            <math:mtd>
              <math:mrow>
                <math:mn>1</math:mn>
                <math:mo math:stretchy="false">/</math:mo>
                <math:mn>2</math:mn>
              </math:mrow>
            </math:mtd>
            <math:mtd>
              <math:mn>0</math:mn>
            </math:mtd>
          </math:mtr>
          <math:mtr>
            <math:mtd>
              <math:mn>1</math:mn>
            </math:mtd>
            <math:mtd>
              <math:mn>1</math:mn>
            </math:mtd>
            <math:mtd>
              <math:mn>1</math:mn>
            </math:mtd>
          </math:mtr>
        </math:mtable>
      </math:mfenced>
      <math:mrow>
        <math:mfenced math:open="[" math:close="]">
          <math:mtable>
            <math:mtr>
              <math:mtd>
                <math:mi math:fontstyle="italic">wins</math:mi>
              </math:mtd>
            </math:mtr>
            <math:mtr>
              <math:mtd>
                <math:mi math:fontstyle="italic">splits</math:mi>
              </math:mtd>
            </math:mtr>
            <math:mtr>
              <math:mtd>
                <math:mi math:fontstyle="italic">loss</math:mi>
              </math:mtd>
            </math:mtr>
          </math:mtable>
        </math:mfenced>
        <math:mo math:stretchy="false">=</math:mo>
        <math:mfenced math:open="[" math:close="]"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n>1</math:mn>
              </math:mtd>
            </math:mtr>
          </math:mtable>
        </math:mfenced>
      </math:mrow>
    </math:mrow>
    <math:annotation math:encoding="StarMath 5.0">left[ matrix{1-WL # 0 # -WL ## 1 # 1 / 2 # 0 ## 1 # 1 # 1} right] left [matrix{wins ## splits ## loss}right] = left[matrix {0 ## PCT ## 1} right]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i math:fontstyle="italic">PCT</math:mi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1 / 2 # 0 ## 0 # 1/2 # 1} ` mline` matrix{0 ## PCT ## 1 - PCT} right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L</math:mi>
      <math:mrow>
        <math:mrow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  <math:mo math:stretchy="false">=</math:mo>
          <math:mfrac>
            <math:mrow>
              <math:mi>G</math:mi>
              <math:mi>'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  <math:mrow>
              <math:mi>G</math:mi>
              <math:mrow>
                <math:mo math:stretchy="false"></math:mo>
                <math:mrow>
                  <math:mi>f</math:mi>
                  <math:mo math:stretchy="false"></math:mo>
                  <math:msub>
                    <math:mi>f</math:mi>
                    <math:mi>d</math:mi>
                  </math:msub>
                </math:mrow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n>1</math:mn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</math:mrow>
    </math:mrow>
    <math:annotation math:encoding="StarMath 5.0">L(f+f_d) = {G'(f+f_d)} over {G(f+f_d)} =  left(win^e  cdot {
	{de^"*"(f + f_d)}
	over
	(1+ e^"*"(f + f_d))
	} + { {(1-losses)^e} -1 } over (1-(f + f_d)) + (s^"*"_av(e,m,f_pot,f_c)) right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1</math:mn>
                  <math:mo math:stretchy="false">−</math:mo>
                  <math:mi math:fontstyle="italic">WL</math:mi>
                </math:mrow>
              </math:mtd>
              <math:mtd>
                <math:mn>0</math:mn>
              </math:mtd>
              <math:mtd>
                <math:mrow>
                  <math:mo math:stretchy="false">−</math:mo>
                  <math:mi math:fontstyle="italic">WL</math:mi>
                </math:mrow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1-WL # 0 # -WL ## 1 # 0 # -1 ## 0 # 1/2 # 1} ` mline` matrix{0 ## 2PCT - 1 ## 1 - PCT} right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i math:fontstyle="italic">WL</math:mi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i math:fontstyle="italic">WL</math:mi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n>0</math:mn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WL-1 # 0 # WL ## 1 # 0 # -1 ## 0 # 1/2 # 1} ` mline` matrix{0 ## 2PCT - 1 ## 1 - PCT} right]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1</math:mn>
              </math:mtd>
              <math:mtd>
                <math:mn>0</math:mn>
              </math:mtd>
              <math:mtd>
                <math:mrow>
                  <math:mo math:stretchy="false">−</math:mo>
                  <math:mn>1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n>2PCT</math:mn>
                  <math:mo math:stretchy="false">−</math:mo>
                  <math:mn>1</math:mn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1 # 0 # -1 ## 0 # 1/2 # 1} ` mline` matrix{(2PCT-1)WL ## 2PCT - 1 ## 1 - PCT} right]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n>2WL</math:mn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2WL-1 # 0 # 1-2WL ## 0 # 1/2 # 1} ` mline` matrix{(2PCT-1)WL ## (2PCT - 1)(2WL-1) ## 1 - PCT} right]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row>
          <math:mtable>
            <math:mtr>
              <math:mtd>
                <math:mrow>
                  <math:mn>2WL</math:mn>
                  <math:mo math:stretchy="false">−</math:mo>
                  <math:mn>1</math:mn>
                </math:mrow>
              </math:mtd>
              <math:mtd>
                <math:mn>0</math:mn>
              </math:mtd>
              <math:mtd>
                <math:mn>0</math:mn>
              </math:mtd>
            </math:mtr>
            <math:mtr>
              <math:mtd>
                <math:mn>0</math:mn>
              </math:mtd>
              <math:mtd>
                <math:mn>0</math:mn>
              </math:mtd>
              <math:mtd>
                <math:mrow>
                  <math:mn>1</math:mn>
                  <math:mo math:stretchy="false">−</math:mo>
                  <math:mn>2WL</math:mn>
                </math:mrow>
              </math:mtd>
            </math:mtr>
            <math:mtr>
              <math:mtd>
                <math:mn>0</math:mn>
              </math:mtd>
              <math:mtd>
                <math:mrow>
                  <math:mn>1</math:mn>
                  <math:mo math:stretchy="false">/</math:mo>
                  <math:mn>2</math:mn>
                </math:mrow>
              </math:mtd>
              <math:mtd>
                <math:mn>1</math:mn>
              </math:mtd>
            </math:mtr>
          </math:mtable>
          <math:mi/>
        </math:mrow>
        <math:mo math:stretchy="false">∣</math:mo>
        <math:mrow>
          <math:mi/>
          <math:mtable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i math:fontstyle="italic">WL</math:mi>
                </math:mrow>
              </math:mtd>
            </math:mtr>
            <math:mtr>
              <math:mtd>
                <math:mrow>
                  <math:mrow>
                    <math:mo math:stretchy="false"></math:mo>
                    <math:mrow>
                      <math:mn>2PCT</math:mn>
                      <math:mo math:stretchy="false">−</math:mo>
                      <math:mn>1</math:mn>
                    </math:mrow>
                    <math:mo math:stretchy="false"></math:mo>
                  </math:mrow>
                  <math:mrow>
                    <math:mo math:stretchy="false"></math:mo>
                    <math:mrow>
                      <math:mi math:fontstyle="italic">WL</math:mi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</math:mtd>
            </math:mtr>
            <math:mtr>
              <math:mtd>
                <math:mrow>
                  <math:mn>1</math:mn>
                  <math:mo math:stretchy="false">−</math:mo>
                  <math:mi math:fontstyle="italic">PCT</math:mi>
                </math:mrow>
              </math:mtd>
            </math:mtr>
          </math:mtable>
        </math:mrow>
      </math:mrow>
    </math:mfenced>
    <math:annotation math:encoding="StarMath 5.0">left[ matrix{2WL-1 # 0 # 0 ## 0 # 0 # 1-2WL ## 0 # 1/2 # 1} ` mline` matrix{(2PCT-1)WL ## (2PCT - 1)(WL-1) ## 1 - PCT} right]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 math:fontstyle="italic">win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i math:fontstyle="italic">WL</math:mi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wins = {(2 PCT - 1) cdot WL} over { 2 WL - 1 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 math:fontstyle="italic">loss</math:mi>
      <math:mo math:stretchy="false">=</math:mo>
      <math:mfrac>
        <math:mrow>
          <math:mrow>
            <math:mo math:stretchy="false"></math:mo>
            <math:mrow>
              <math:mn>2</math:mn>
              <math:mrow>
                <math:mi math:fontstyle="italic">PCT</math:mi>
                <math:mo math:stretchy="false">−</math:mo>
                <math:mn>1</math:mn>
              </math:mrow>
            </math:mrow>
            <math:mo math:stretchy="false"></math:mo>
          </math:mrow>
          <math:mo math:stretchy="false">⋅</math:mo>
          <math:mrow>
            <math:mo math:stretchy="false"></math:mo>
            <math:mrow>
              <math:mn>1</math:mn>
              <math:mo math:stretchy="false">−</math:mo>
              <math:mi math:fontstyle="italic">WL</math:mi>
            </math:mrow>
            <math:mo math:stretchy="false"></math:mo>
          </math:mrow>
        </math:mrow>
        <math:mrow>
          <math:mn>2</math:mn>
          <math:mrow>
            <math:mi math:fontstyle="italic">WL</math:mi>
            <math:mo math:stretchy="false">−</math:mo>
            <math:mn>1</math:mn>
          </math:mrow>
        </math:mrow>
      </math:mfrac>
    </math:mrow>
    <math:annotation math:encoding="StarMath 5.0">loss = {(2 PCT - 1) cdot (1-WL)} over { 2 WL - 1 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 math:fontstyle="italic">splits</math:mi>
      <math:mo math:stretchy="false">=</math:mo>
      <math:mrow>
        <math:mfenced math:open="" math:close="">
          <math:mrow>
            <math:mrow>
              <math:mo math:stretchy="false"></math:mo>
              <math:mrow>
                <math:mn>1</math:mn>
                <math:mo math:stretchy="false">−</math:mo>
                <math:mi math:fontstyle="italic">PCT</math:mi>
              </math:mrow>
              <math:mo math:stretchy="false"></math:mo>
            </math:mrow>
            <math:mo math:stretchy="false">−</math:mo>
            <math:mi math:fontstyle="italic">losses</math:mi>
          </math:mrow>
        </math:mfenced>
        <math:mo math:stretchy="false">×</math:mo>
        <math:mn>2</math:mn>
      </math:mrow>
    </math:mrow>
    <math:annotation math:encoding="StarMath 5.0">splits = left( ( 1 - PCT ) - losses right) times 2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frac>
        <math:mi math:fontstyle="italic">wins</math:mi>
        <math:mrow>
          <math:mi math:fontstyle="italic">wins</math:mi>
          <math:mo math:stretchy="false"></math:mo>
          <math:mi math:fontstyle="italic">loss</math:mi>
        </math:mrow>
      </math:mfrac>
      <math:mo math:stretchy="false">=</math:mo>
      <math:mi math:fontstyle="italic">WL</math:mi>
    </math:mrow>
    <math:annotation math:encoding="StarMath 5.0">wins over {wins + loss} = WL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wins</math:mi>
        <math:mo math:stretchy="false"></math:mo>
        <math:mfrac>
          <math:mi math:fontstyle="italic">splits</math:mi>
          <math:mn>2</math:mn>
        </math:mfrac>
      </math:mrow>
      <math:mo math:stretchy="false">=</math:mo>
      <math:mi math:fontstyle="italic">PCT</math:mi>
    </math:mrow>
    <math:annotation math:encoding="StarMath 5.0">wins + splits over 2 = PCT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</math:mo>
        <math:mrow>
          <math:msubsup>
            <math:mi>s</math:mi>
            <math:mi math:fontstyle="italic">av</math:mi>
            <math:mtext>*</math:mtext>
          </math:msubsup>
          <math:mrow>
            <math:mo math:stretchy="false">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</math:mo>
          </math:mrow>
        </math:mrow>
        <math:mo math:stretchy="false">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</math:mo>
                    <math:mrow>
                      <math:mi>f</math:mi>
                      <math:mo math:stretchy="false"></math:mo>
                      <math:msub>
                        <math:mi>f</math:mi>
                        <math:mi>d</math:mi>
                      </math:msub>
                    </math:mrow>
                    <math:mo math:stretchy="false">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i>m</math:mi>
                    <math:mo math:stretchy="false"></math:mo>
                    <math:mn>1</math:mn>
                  </math:mrow>
                  <math:mo math:stretchy="false"></math:mo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subsup>
                        <math:mi>e</math:mi>
                        <math:mi math:fontstyle="italic">live</math:mi>
                        <math:mtext>*</math:mtext>
                      </math:msubsup>
                    </math:mrow>
                    <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  <math:mo math:stretchy="false">×</math:mo>
                      <math:mfenced math:open="" math:close="">
                        <math:mrow>
                          <math:mfrac>
                            <math:mi>m</math:mi>
                            <math:mi>e</math:mi>
                          </math:mfrac>
                          <math:mo math:stretchy="false"></math:mo>
                          <math:msup>
                            <math:mfenced math:open="" math:close="">
                              <math:mrow>
                                <math:mn>1</math:mn>
                                <math:mo math:stretchy="false">−</math:mo>
                                <math:mfrac>
                                  <math:mi>m</math:mi>
                                  <math:mi>e</math:mi>
                                </math:mfrac>
                              </math:mrow>
                            </math:mfenced>
                            <math:mn>2</math:mn>
                          </math:msup>
                        </math:mrow>
                      </math:mfenced>
                    </math:mrow>
                  </math:mrow>
                </math:mrow>
              </math:mfenced>
            </math:mfrac>
          </math:mrow>
        </math:mfenced>
      </math:mrow>
    </math:mrow>
    <math:annotation math:encoding="StarMath 5.0">(s_av^"*"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
		right)
	}
right]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wins</math:mi>
          <math:mo math:stretchy="false"></math:mo>
          <math:mi math:fontstyle="italic">splits</math:mi>
        </math:mrow>
        <math:mo math:stretchy="false"></math:mo>
        <math:mi math:fontstyle="italic">loss</math:mi>
      </math:mrow>
      <math:mo math:stretchy="false">=</math:mo>
      <math:mn>1</math:mn>
    </math:mrow>
    <math:annotation math:encoding="StarMath 5.0">wins + splits + loss = 1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row>
                <math:mn>1</math:mn>
                <math:mo math:stretchy="false">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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</math:mo>
                          <math:mrow>
                            <math:mi>f</math:mi>
                            <math:mo math:stretchy="false">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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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</math:mo>
                    <math:mn>1</math:mn>
                  </math:mrow>
                </math:mfrac>
              </math:mrow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1+ 
{{f_pot + {e^"*"_live (f + f_d)}} times left( m over e + left( 1 - m over e right)^2 right) over {m+1}} 
right) times left( binom{e}{m} right) win^{e-m} split^m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b>
            <math:mi>G</math:mi>
            <math:mi math:fontstyle="italic">shift</math:mi>
          </math:msub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row>
        <math:mrow>
          <math:mo math:stretchy="false"></math:mo>
          <math:mrow>
            <math:mrow>
              <math:mn>1</math:mn>
              <math:mo math:stretchy="false"></math:mo>
              <math:msup>
                <math:mi>e</math:mi>
                <math:mtext>*</math:mtext>
              </math:msup>
            </math:mrow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n>1</math:mn>
            <math:mo math:stretchy="false">−</math:mo>
            <math:mrow>
              <math:mo math:stretchy="false"></math:mo>
              <math:mrow>
                <math:mi>f</math:mi>
                <math:mo math:stretchy="false"></math:mo>
                <math:msub>
                  <math:mi>f</math:mi>
                  <math:mi>d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×</math:mo>
        <math:mfenced math:open="" math:close="">
          <math:mrow>
            <math:mn>1</math:mn>
            <math:mo math:stretchy="false">−</math:mo>
            <math:msup>
              <math:mrow>
                <math:mo math:stretchy="false"></math:mo>
                <math:mrow>
                  <math:mn>1</math:mn>
                  <math:mo math:stretchy="false">−</math:mo>
                  <math:mi math:fontstyle="italic">losses</math:mi>
                </math:mrow>
                <math:mo math:stretchy="false"></math:mo>
              </math:mrow>
              <math:mi>e</math:mi>
            </math:msup>
          </math:mrow>
        </math:mfenced>
      </math:mrow>
      <math:mrow>
        <math:mi/>
        <math:mo math:stretchy="false"></math:mo>
        <math:mi/>
      </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−</math:mo>
        <math:mn>1</math:mn>
      </math:mrow>
    </math:mrow>
    <math:annotation math:encoding="StarMath 5.0">{G_shift left( f+f_d right)} over B ~ = ~ (1+ e^"*" (f + f_d))times{win^e} ~+ ~(1-(f + f_d))times left( 1-(1-losses)^e right) ~+ ~(s_av(e,m,f_pot,f_c)) - 1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G</math:mi>
          <math:msub>
            <math:mi>'</math:mi>
            <math:mi math:fontstyle="italic">shift</math:mi>
          </math:msub>
          <math:mfenced math:open="" math:close="">
            <math:mrow>
              <math:mi>f</math:mi>
              <math:mo math:stretchy="false">+</math:mo>
              <math:msub>
                <math:mi>f</math:mi>
                <math:mi>d</math:mi>
              </math:msub>
            </math:mrow>
          </math:mfenced>
        </math:mrow>
        <math:mi>B</math:mi>
      </math:mfrac>
      <math:mrow>
        <math:mi/>
        <math:mo math:stretchy="false">=</math:mo>
        <math:mi/>
      </math:mrow>
      <math:msup>
        <math:mi math:fontstyle="italic">de</math:mi>
        <math:mtext>*</math:mtext>
      </math:msup>
      <math:mrow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  <math:mo math:stretchy="false">×</math:mo>
        <math:msup>
          <math:mi math:fontstyle="italic">win</math:mi>
          <math:mi>e</math:mi>
        </math:msup>
      </math:mrow>
      <math:mrow>
        <math:mi/>
        <math:mo math:stretchy="false">−</math:mo>
        <math:mi/>
      </math:mrow>
      <math:mfenced math:open="" math:close="">
        <math:mrow>
          <math:mn>1</math:mn>
          <math:mo math:stretchy="false">−</math:mo>
          <math:msup>
            <math:mrow>
              <math:mo math:stretchy="false">(</math:mo>
              <math:mrow>
                <math:mn>1</math:mn>
                <math:mo math:stretchy="false">−</math:mo>
                <math:mi math:fontstyle="italic">losses</math:mi>
              </math:mrow>
              <math:mo math:stretchy="false">)</math:mo>
            </math:mrow>
            <math:mi>e</math:mi>
          </math:msup>
        </math:mrow>
      </math:mfenced>
      <math:mrow>
        <math:mi/>
        <math:mo math:stretchy="false">+</math:mo>
        <math:mi/>
      </math:mrow>
      <math:mrow>
        <math:mo math:stretchy="false">(</math:mo>
        <math:mrow>
          <math:mi>s</math:mi>
          <math:msub>
            <math:mi>'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</math:mrow>
    <math:annotation math:encoding="StarMath 5.0">{G'_shift left( f+f_d right)} over B ~ = ~  de^"*" (f + f_d)times{win^e} ~- ~left( 1-(1-losses)^e right) ~+ ~(s'_av(e,m,f_pot,f_c))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subsup>
            <math:mi>e</math:mi>
            <math:mi math:fontstyle="italic">one</math:mi>
            <math:mtext>*</math:mtext>
          </math:msubsup>
          <math:mi math:fontstyle="italic">betSize</math:mi>
        </math:mfrac>
        <math:mo math:stretchy="false">=</math:mo>
        <math:mi math:fontstyle="italic">pctWillCall</math:mi>
      </math:mrow>
      <math:mfenced math:open="" math:close="">
        <math:mfrac>
          <math:mi math:fontstyle="italic">betSize</math:mi>
          <math:mrow>
            <math:mrow>
              <math:mn>2</math:mn>
              <math:mo math:stretchy="false">×</math:mo>
              <math:mi math:fontstyle="italic">betSize</math:mi>
            </math:mrow>
            <math:mo math:stretchy="false"></math:mo>
            <math:msub>
              <math:mi math:fontstyle="italic">chips</math:mi>
              <math:mi math:fontstyle="italic">pot</math:mi>
            </math:msub>
          </math:mrow>
        </math:mfrac>
      </math:mfenced>
    </math:mrow>
    <math:annotation math:encoding="StarMath 5.0">e^"*"_one over betSize = pctWillCall left( betSize over {2 times betSize + chips_pot} right) 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i>d</math:mi>
        <math:mrow>
          <math:mi>d</math:mi>
          <math:mi>x</math:mi>
        </math:mrow>
      </math:mfrac>
      <math:mrow>
        <math:mrow>
          <math:mo math:stretchy="false">∑</math:mo>
          <math:mrow>
            <math:mi>f</math:mi>
            <math:mfenced math:open="" math:close="">
              <math:mi>x</math:mi>
            </math:mfenced>
          </math:mrow>
        </math:mrow>
        <math:mo math:stretchy="false">=</math:mo>
        <math:mrow>
          <math:mo math:stretchy="false">∑</math:mo>
          <math:mrow>
            <math:mfrac>
              <math:mi>d</math:mi>
              <math:mrow>
                <math:mi>d</math:mi>
                <math:mi>x</math:mi>
              </math:mrow>
            </math:mfrac>
            <math:mi>f</math:mi>
            <math:mfenced math:open="" math:close="">
              <math:mi>x</math:mi>
            </math:mfenced>
          </math:mrow>
        </math:mrow>
      </math:mrow>
    </math:mrow>
    <math:annotation math:encoding="StarMath 5.0">d over {d x} sum {f left( x right)} = sum {d over {d x}  f left( x right)}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row>
                <math:mi math:fontstyle="italic">betSize</math:mi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{n+1} = betSize times pctWillCall left( nroot e { betSize over { betSize + chips_pot + e^"*"_n}} right) 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row>
            <math:mi>n</math:mi>
            <math:mo math:stretchy="false">+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+</math:mo>
                <math:mn>1</math:mn>
              </math:mrow>
              <math:mtext>*</math:mtext>
            </math:msubsup>
            <math:mi math:fontstyle="italic">betSize</math:mi>
          </math:mfrac>
          <math:mo math:stretchy="false">+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row>
                      <math:mi math:fontstyle="italic">betSize</math:mi>
                      <math:mo math:stretchy="false">+</math:mo>
                      <math:msub>
                        <math:mi math:fontstyle="italic">chips</math:mi>
                        <math:mi math:fontstyle="italic">pot</math:mi>
                      </math:msub>
                    </math:mrow>
                    <math:mo math:stretchy="false">+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row>
                    <math:mi math:fontstyle="italic">betSize</math:mi>
                    <math:mo math:stretchy="false">+</math:mo>
                    <math:msub>
                      <math:mi math:fontstyle="italic">chips</math:mi>
                      <math:mi math:fontstyle="italic">pot</math:mi>
                    </math:msub>
                  </math:mrow>
                  <math:mo math:stretchy="false">+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row>
              <math:msub>
                <math:mi math:fontstyle="italic">chips</math:mi>
                <math:mi math:fontstyle="italic">pot</math:mi>
              </math:msub>
              <math:mo math:stretchy="false">+</math:mo>
              <math:msubsup>
                <math:mi>e</math:mi>
                <math:mi>n</math:mi>
                <math:mtext>*</math:mtext>
              </math:msubsup>
            </math:mrow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row>
                  <math:mi math:fontstyle="italic">betSize</math:mi>
                  <math:mo math:stretchy="false">+</math:mo>
                  <math:msub>
                    <math:mi math:fontstyle="italic">chips</math:mi>
                    <math:mi math:fontstyle="italic">pot</math:mi>
                  </math:msub>
                </math:mrow>
                <math:mo math:stretchy="false">+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{n+1} = e^"*"_{n+1} over betSize + betSize times pctWillCall' left(
nroot e { betSize over { betSize + chips_pot + e^"*"_n}}
right) cdot {1 over e} cdot left( betSize over { betSize + chips_pot + e^"*"_n} right)^ {{1-e} over e} cdot {{chips_pot + e^"*"_n - betSize cdot de^"*"_n} over left( betSize + chips_pot + e^"*"_n right)^2}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e</math:mi>
          <math:mn>0</math:mn>
          <math:mtext>*</math:mtext>
        </math:msubsup>
        <math:mo math:stretchy="false">=</math:mo>
        <math:mrow>
          <math:mi math:fontstyle="italic">betSize</math:mi>
          <math:mo math:stretchy="false"></math:mo>
          <math:msub>
            <math:mi math:fontstyle="italic">chips</math:mi>
            <math:mi math:fontstyle="italic">pot</math:mi>
          </math:msub>
        </math:mrow>
      </math:mrow>
      <math:mi/>
      <math:mi>,</math:mi>
      <math:mi/>
      <math:mrow>
        <math:msubsup>
          <math:mi>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i math:fontstyle="italic">betSize</math:mi>
          <math:mo math:stretchy="false">×</math:mo>
          <math:mi math:fontstyle="italic">pctWillCall</math:mi>
        </math:mrow>
      </math:mrow>
      <math:mfenced math:open="" math:close="">
        <math:mroot>
          <math:mfrac>
            <math:mi math:fontstyle="italic">betSize</math:mi>
            <math:mrow>
              <math:mi math:fontstyle="italic">betSize</math:mi>
              <math:mo math:stretchy="false"></math:mo>
              <math:msubsup>
                <math:mi>e</math:mi>
                <math:mi>n</math:mi>
                <math:mtext>*</math:mtext>
              </math:msubsup>
            </math:mrow>
          </math:mfrac>
          <math:mi>e</math:mi>
        </math:mroot>
      </math:mfenced>
    </math:mrow>
    <math:annotation math:encoding="StarMath 5.0">e^"*"_0 = betSize + chips_pot ~,~~ e^"*"_{n+1} = betSize times pctWillCall left( nroot e { betSize over {betSize +  e^"*"_n} } right) 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n>0</math:mn>
          <math:mtext>*</math:mtext>
        </math:msubsup>
        <math:mo math:stretchy="false">=</math:mo>
        <math:mn>1</math:mn>
      </math:mrow>
      <math:mi/>
      <math:mi>,</math:mi>
      <math:mi/>
      <math:mrow>
        <math:msubsup>
          <math:mi math:fontstyle="italic">de</math:mi>
          <math:mrow>
            <math:mi>n</math:mi>
            <math:mo math:stretchy="false"></math:mo>
            <math:mn>1</math:mn>
          </math:mrow>
          <math:mtext>*</math:mtext>
        </math:msubsup>
        <math:mo math:stretchy="false">=</math:mo>
        <math:mrow>
          <math:mfrac>
            <math:msubsup>
              <math:mi>e</math:mi>
              <math:mrow>
                <math:mi>n</math:mi>
                <math:mo math:stretchy="false"></math:mo>
                <math:mn>1</math:mn>
              </math:mrow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row>
          <math:mrow>
            <math:mfenced math:open="" math:close="">
              <math:mroot>
                <math:mfrac>
                  <math:mi math:fontstyle="italic">betSize</math:mi>
                  <math:mrow>
                    <math:mi math:fontstyle="italic">betSize</math:mi>
                    <math:mo math:stretchy="false"></math:mo>
                    <math:msubsup>
                      <math:mi>e</math:mi>
                      <math:mi>n</math:mi>
                      <math:mtext>*</math:mtext>
                    </math:msubsup>
                  </math:mrow>
                </math:mfrac>
                <math:mi>e</math:mi>
              </math:mroot>
            </math:mfenced>
            <math:mo math:stretchy="false">⋅</math:mo>
            <math:mfrac>
              <math:mn>1</math:mn>
              <math:mi>e</math:mi>
            </math:mfrac>
          </math:mrow>
          <math:mo math:stretchy="false">⋅</math:mo>
          <math:msup>
            <math:mfenced math:open="" math:close="">
              <math:mfrac>
                <math:mi math:fontstyle="italic">betSize</math:mi>
                <math:mrow>
                  <math:mi math:fontstyle="italic">betSize</math:mi>
                  <math:mo math:stretchy="false"></math:mo>
                  <math:msubsup>
                    <math:mi>e</math:mi>
                    <math:mi>n</math:mi>
                    <math:mtext>*</math:mtext>
                  </math:msubsup>
                </math:mrow>
              </math:mfrac>
            </math:mfenced>
            <math:mfrac>
              <math:mrow>
                <math:mn>1</math:mn>
                <math:mo math:stretchy="false">−</math:mo>
                <math:mi>e</math:mi>
              </math:mrow>
              <math:mi>e</math:mi>
            </math:mfrac>
          </math:msup>
        </math:mrow>
        <math:mo math:stretchy="false">⋅</math:mo>
        <math:mfrac>
          <math:mrow>
            <math:msubsup>
              <math:mi>e</math:mi>
              <math:mi>n</math:mi>
              <math:mtext>*</math:mtext>
            </math:msubsup>
            <math:mo math:stretchy="false">−</math:mo>
            <math:mrow>
              <math:mi math:fontstyle="italic">betSize</math:mi>
              <math:mo math:stretchy="false">⋅</math:mo>
              <math:msubsup>
                <math:mi math:fontstyle="italic">de</math:mi>
                <math:mi>n</math:mi>
                <math:mtext>*</math:mtext>
              </math:msubsup>
            </math:mrow>
          </math:mrow>
          <math:msup>
            <math:mfenced math:open="" math:close="">
              <math:mrow>
                <math:mi math:fontstyle="italic">betSize</math:mi>
                <math:mo math:stretchy="false"></math:mo>
                <math:msubsup>
                  <math:mi>e</math:mi>
                  <math:mi>n</math:mi>
                  <math:mtext>*</math:mtext>
                </math:msubsup>
              </math:mrow>
            </math:mfenced>
            <math:mn>2</math:mn>
          </math:msup>
        </math:mfrac>
      </math:mrow>
    </math:mrow>
    <math:annotation math:encoding="StarMath 5.0">de^"*"_0 = 1 ~,~~ de^"*"_{n+1} = e^"*"_{n+1} over betSize + betSize times pctWillCall' left( nroot e {betSize over {betSize + e^"*"_n}} right) cdot {1 over e} cdot left( betSize over {betSize + e^"*"_n} right)^{{1-e} over e} cdot {{ e^"*"_n - betSize cdot de^"*"_n} over left( betSize  + e^"*"_n right)^2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G</math:mi>
      <math:mi>'</math:mi>
      <math:mrow>
        <math:mrow>
          <math:mrow>
            <math:mo math:stretchy="false"></math:mo>
            <math:mi>x</math:mi>
            <math:mo math:stretchy="false"></math:mo>
          </math:mrow>
          <math:mo math:stretchy="false">⋅</math:mo>
          <math:mi>B</math:mi>
        </math:mrow>
        <math:mo math:stretchy="false">=</math:mo>
        <math:msub>
          <math:mi>G</math:mi>
          <math:mi math:fontstyle="italic">shift</math:mi>
        </math:msub>
      </math:mrow>
      <math:mi>'</math:mi>
      <math:mrow>
        <math:mrow>
          <math:mo math:stretchy="false"></math:mo>
          <math:mi>x</math:mi>
          <math:mo math:stretchy="false"></math:mo>
        </math:mrow>
        <math:mo math:stretchy="false">⋅</math:mo>
        <math:mi>B</math:mi>
      </math:mrow>
    </math:mrow>
    <math:annotation math:encoding="StarMath 5.0">G'(x) cdot B= G_shift'(x) cdot B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 math:fontstyle="italic">de</math:mi>
          <math:mi math:fontstyle="italic">one</math:mi>
          <math:mtext>*</math:mtext>
        </math:msubsup>
        <math:mo math:stretchy="false">=</math:mo>
        <math:mrow>
          <math:mfrac>
            <math:msubsup>
              <math:mi>e</math:mi>
              <math:mi math:fontstyle="italic">one</math:mi>
              <math:mtext>*</math:mtext>
            </math:msubsup>
            <math:mi math:fontstyle="italic">betSize</math:mi>
          </math:mfrac>
          <math:mo math:stretchy="false"></math:mo>
          <math:mrow>
            <math:mi math:fontstyle="italic">betSize</math:mi>
            <math:mo math:stretchy="false">×</math:mo>
            <math:mi math:fontstyle="italic">pctWillCall</math:mi>
          </math:mrow>
        </math:mrow>
      </math:mrow>
      <math:mi>'</math:mi>
      <math:mrow>
        <math:mfenced math:open="" math:close="">
          <math:mfrac>
            <math:mi math:fontstyle="italic">betSize</math:mi>
            <math:mrow>
              <math:mrow>
                <math:mn>2</math:mn>
                <math:mo math:stretchy="false">×</math:mo>
                <math:mi math:fontstyle="italic">betSize</math:mi>
              </math:mrow>
              <math:mo math:stretchy="false"></math:mo>
              <math:msub>
                <math:mi math:fontstyle="italic">chips</math:mi>
                <math:mi math:fontstyle="italic">pot</math:mi>
              </math:msub>
            </math:mrow>
          </math:mfrac>
        </math:mfenced>
        <math:mo math:stretchy="false">⋅</math:mo>
        <math:mfrac>
          <math:msub>
            <math:mi math:fontstyle="italic">chips</math:mi>
            <math:mi math:fontstyle="italic">pot</math:mi>
          </math:msub>
          <math:msup>
            <math:mfenced math:open="" math:close="">
              <math:mrow>
                <math:mrow>
                  <math:mn>2</math:mn>
                  <math:mo math:stretchy="false">×</math:mo>
                  <math:mi math:fontstyle="italic">betSize</math:mi>
                </math:mrow>
                <math:mo math:stretchy="false"></math:mo>
                <math:msub>
                  <math:mi math:fontstyle="italic">chips</math:mi>
                  <math:mi math:fontstyle="italic">pot</math:mi>
                </math:msub>
              </math:mrow>
            </math:mfenced>
            <math:mn>2</math:mn>
          </math:msup>
        </math:mfrac>
      </math:mrow>
    </math:mrow>
    <math:annotation math:encoding="StarMath 5.0">de^"*"_one = e^"*"_one over betSize + betSize times pctWillCall' left( betSize over {2 times betSize + chips_pot} right) cdot {chips_pot over left( 2 times betSize + chips_pot right)^2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</math:mo>
          <math:mrow>
            <math:msub>
              <math:mi>s</math:mi>
              <math:mi math:fontstyle="italic">av</math:mi>
            </math:msub>
            <math:mrow>
              <math:mo math:stretchy="false"></math:mo>
              <math:mrow>
                <math:mi>e</math:mi>
                <math:mi>,</math:mi>
                <math:mi>m</math:mi>
                <math:mi>,</math:mi>
                <math:msub>
                  <math:mi>f</math:mi>
                  <math:mi math:fontstyle="italic">pot</math:mi>
                </math:msub>
                <math:mi>,</math:mi>
                <math:msub>
                  <math:mi>f</math:mi>
                  <math:mi>c</math:mi>
                </math:msub>
              </math:mrow>
              <math:mo math:stretchy="false"></math:mo>
            </math:mrow>
          </math:mrow>
          <math:mo math:stretchy="false"></math:mo>
        </math:mrow>
        <math:mo math:stretchy="false">=</math:mo>
        <math:mrow>
          <math:mrow>
            <math:munderover>
              <math:mo math:stretchy="false">∑</math:mo>
              <math:mrow>
                <math:mi>m</math:mi>
                <math:mo math:stretchy="false">=</math:mo>
                <math:mn>1</math:mn>
              </math:mrow>
              <math:mrow>
                <math:mi>m</math:mi>
                <math:mo math:stretchy="false">=</math:mo>
                <math:mi>e</math:mi>
              </math:mrow>
            </math:munderover>
            <math:mfenced math:open="" math:close="">
              <math:mfrac>
                <math:mrow>
                  <math:mrow>
                    <math:msubsup>
                      <math:mi math:fontstyle="italic">de</math:mi>
                      <math:mi math:fontstyle="italic">live</math:mi>
                      <math:mtext>*</math:mtext>
                    </math:msub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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  <math:mrow>
                  <math:mi>m</math:mi>
                  <math:mo math:stretchy="false"></math:mo>
                  <math:mn>1</math:mn>
                </math:mrow>
              </math:mfrac>
            </math:mfenced>
          </math:mrow>
          <math:mo math:stretchy="false">×</math:mo>
          <math:mfenced math:open="" math:close="">
            <math:mtable>
              <math:mtr>
                <math:mi>e</math:mi>
              </math:mtr>
              <math:mtr>
                <math:mi>m</math:mi>
              </math:mtr>
            </math:mtable>
          </math:mfenced>
        </math:mrow>
      </math:mrow>
      <math:msup>
        <math:mi math:fontstyle="italic">win</math:mi>
        <math:mrow>
          <math:mi>e</math:mi>
          <math:mo math:stretchy="false">−</math:mo>
          <math:mi>m</math:mi>
        </math:mrow>
      </math:msup>
      <math:msup>
        <math:mi math:fontstyle="italic">split</math:mi>
        <math:mi>m</math:mi>
      </math:msup>
    </math:mrow>
    <math:annotation math:encoding="StarMath 5.0">(s_av(e,m,f_pot,f_c)) = sum from m=1 to m=e  left( 
{{de^"*"_live (f + f_d)} times left( m over e + left( 1 - m over e right)^2 right) over {m+1}} 
right) times left( binom{e}{m} right) win^{e-m} split^m 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i math:fontstyle="italic">av</math:mi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∏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i>e</math:mi>
          </math:mrow>
        </math:munderover>
        <math:msup>
          <math:mfenced math:open="" math:close="">
            <math:mrow>
              <math:mrow>
                <math:mn>1</math:mn>
                <math:mo math:stretchy="false">+</math:mo>
                <math:mfrac>
                  <math:mrow>
                    <math:mrow>
                      <math:msub>
                        <math:mi>f</math:mi>
                        <math:mi math:fontstyle="italic">pot</math:mi>
                      </math:msub>
                      <math:mo math:stretchy="false">+</math:mo>
                      <math:mrow>
                        <math:msubsup>
                          <math:mi>e</math:mi>
                          <math:mi math:fontstyle="italic">live</math:mi>
                          <math:mtext>*</math:mtext>
                        </math:msubsup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</math:mrow>
                    <math:mo math:stretchy="false">×</math:mo>
                    <math:mfenced math:open="" math:close="">
                      <math:mrow>
                        <math:mfrac>
                          <math:mi>m</math:mi>
                          <math:mi>e</math:mi>
                        </math:mfrac>
                        <math:mo math:stretchy="false">+</math:mo>
                        <math:msup>
                          <math:mfenced math:open="" math:close="">
                            <math:mrow>
                              <math:mn>1</math:mn>
                              <math:mo math:stretchy="false">−</math:mo>
                              <math:mfrac>
                                <math:mi>m</math:mi>
                                <math:mi>e</math:mi>
                              </math:mfrac>
                            </math:mrow>
                          </math:mfenced>
                          <math:mn>2</math:mn>
                        </math:msup>
                      </math:mrow>
                    </math:mfenced>
                  </math:mrow>
                  <math:mrow>
                    <math:mi>m</math:mi>
                    <math:mo math:stretchy="false">+</math:mo>
                    <math:mn>1</math:mn>
                  </math:mrow>
                </math:mfrac>
              </math:mrow>
              <math:mo math:stretchy="false">−</math:mo>
              <math:mi math:fontstyle="italic">handBetPrev</math:mi>
            </math:mrow>
          </math:mfenced>
          <math:mrow>
            <math:mfenced math:open="" math:close="">
              <math:mtable>
                <math:mtr>
                  <math:mi>e</math:mi>
                </math:mtr>
                <math:mtr>
                  <math:mi>m</math:mi>
                </math:mtr>
              </math:mtable>
            </math:mfenced>
            <math:msup>
              <math:mi math:fontstyle="italic">win</math:mi>
              <math:mrow>
                <math:mi>e</math:mi>
                <math:mo math:stretchy="false">−</math:mo>
                <math:mi>m</math:mi>
              </math:mrow>
            </math:msup>
            <math:msup>
              <math:mi math:fontstyle="italic">split</math:mi>
              <math:mi>m</math:mi>
            </math:msup>
          </math:mrow>
        </math:msup>
      </math:mrow>
    </math:mrow>
    <math:annotation math:encoding="StarMath 5.0">(s_av(e,m,f_pot,f_c)) = prod from m=1 to m=e  left(1+ 
{
  {{f_pot + {e^"*"_live (f + f_d)}} times left( m over e + left( 1 - m over e right)^2 right) 
}

 over {m+1}} 
 - handBetPrev 

   right)^{left( binom{e}{m} right) win^{e-m} split^m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G</math:mi>
          <math:mi math:fontstyle="italic">shift</math:mi>
        </math:msub>
        <math:mi>'</math:mi>
        <math:mrow>
          <math:mo math:stretchy="false">(</math:mo>
          <math:mrow>
            <math:mi>f</math:mi>
            <math:mo math:stretchy="false">+</math:mo>
            <math:msub>
              <math:mi>f</math:mi>
              <math:mi>d</math:mi>
            </math:msub>
          </math:mrow>
          <math:mo math:stretchy="false">)</math:mo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(</math:mo>
                      <math:mrow>
                        <math:mi>f</math:mi>
                        <math:mo math:stretchy="false">+</math:mo>
                        <math:msub>
                          <math:mi>f</math:mi>
                          <math:mi>d</math:mi>
                        </math:msub>
                      </math:mrow>
                      <math:mo math:stretchy="false">)</math:mo>
                    </math:mrow>
                  </math:mrow>
                  <math:mrow>
                    <math:mrow>
                      <math:mo math:stretchy="false">(</math:mo>
                      <math:mrow>
                        <math:mrow>
                          <math:mrow>
                            <math:mn>1</math:mn>
                            <math:mo math:stretchy="false">+</math:mo>
                            <math:msub>
                              <math:mi>f</math:mi>
                              <math:mi math:fontstyle="italic">pot</math:mi>
                            </math:msub>
                          </math:mrow>
                          <math:mo math:stretchy="false">+</math:mo>
                          <math:msup>
                            <math:mi>e</math:mi>
                            <math:mtext>*</math:mtext>
                          </math:msup>
                        </math:mrow>
                        <math:mrow>
                          <math:mo math:stretchy="false">(</math:mo>
                          <math:mrow>
                            <math:mi>f</math:mi>
                            <math:mo math:stretchy="false">+</math:mo>
                            <math:msub>
                              <math:mi>f</math:mi>
                              <math:mi>d</math:mi>
                            </math:msub>
                          </math:mrow>
                          <math:mo math:stretchy="false">)</math:mo>
                        </math:mrow>
                      </math:mrow>
                      <math:mo math:stretchy="false">)</math:mo>
                    </math:mrow>
                    <math:mo math:stretchy="false">−</math:mo>
                    <math:mi math:fontstyle="italic">handBetPrev</math:mi>
                  </math:mrow>
                </math:mfrac>
              </math:mrow>
              <math:mo math:stretchy="false">+</math:mo>
              <math:mfrac>
                <math:mrow>
                  <math:msup>
                    <math:mrow>
                      <math:mo math:stretchy="false">(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)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row>
                    <math:mo math:stretchy="false">(</math:mo>
                    <math:mrow>
                      <math:mn>1</math:mn>
                      <math:mo math:stretchy="false">−</math:mo>
                      <math:mrow>
                        <math:mo math:stretchy="false">(</math:mo>
                        <math:mrow>
                          <math:mi>f</math:mi>
                          <math:mo math:stretchy="false">+</math:mo>
                          <math:msub>
                            <math:mi>f</math:mi>
                            <math:mi>d</math:mi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o math:stretchy="false">−</math:mo>
                  <math:mi math:fontstyle="italic">handBetPrev</math:mi>
                </math:mrow>
              </math:mfrac>
            </math:mrow>
            <math:mo math:stretchy="false">+</math:mo>
            <math:mrow>
              <math:mo math:stretchy="false">(</math:mo>
              <math:mrow>
                <math:msub>
                  <math:mi>s</math:mi>
                  <math:mrow>
                    <math:mtext>*</math:mtext>
                    <math:mi math:fontstyle="italic">av</math:mi>
                  </math:mrow>
                </math:msub>
                <math:mrow>
                  <math:mo math:stretchy="false">(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)</math:mo>
                </math:mrow>
              </math:mrow>
              <math:mo math:stretchy="false">)</math:mo>
            </math:mrow>
          </math:mrow>
        </math:mfenced>
        <math:mo math:stretchy="false">×</math:mo>
        <math:mfenced math:open="" math:close="">
          <math:mrow>
            <math:msub>
              <math:mi>G</math:mi>
              <math:mi math:fontstyle="italic">shift</math:mi>
            </math:msub>
            <math:mrow>
              <math:mrow>
                <math:mo math:stretchy="false">(</math:mo>
                <math:mrow>
                  <math:mi>f</math:mi>
                  <math:mo math:stretchy="false">+</math:mo>
                  <math:msub>
                    <math:mi>f</math:mi>
                    <math:mi>d</math:mi>
                  </math:msub>
                </math:mrow>
                <math:mo math:stretchy="false">)</math:mo>
              </math:mrow>
              <math:mo math:stretchy="false">+</math:mo>
              <math:mi math:fontstyle="italic">fold</math:mi>
            </math:mrow>
          </math:mrow>
        </math:mfenced>
      </math:mrow>
    </math:mrow>
    <math:annotation math:encoding="StarMath 5.0">{G_shift'(f+f_d)}= left(
win^e  cdot {
{  de^"*"(f + f_d)  }
	over
{	(1+ f_pot + e^"*"(f + f_d)) - handBetPrev  }
	}
+ { {  (1-losses)^e} -1 } over {  (1-(f + f_d)) - handBetPrev }
+ (s_{"*"av}(e,m,f_pot,f_c)) right) times { left( G_shift(f+f_d) +fold right)}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(</math:mo>
        <math:mrow>
          <math:msub>
            <math:mi>s</math:mi>
            <math:mrow>
              <math:mtext>*</math:mtext>
              <math:mi math:fontstyle="italic">av</math:mi>
            </math:mrow>
          </math:msub>
          <math:mrow>
            <math:mo math:stretchy="false">(</math:mo>
            <math:mrow>
              <math:mi>e</math:mi>
              <math:mi>,</math:mi>
              <math:mi>m</math:mi>
              <math:mi>,</math:mi>
              <math:msub>
                <math:mi>f</math:mi>
                <math:mi math:fontstyle="italic">pot</math:mi>
              </math:msub>
              <math:mi>,</math:mi>
              <math:msub>
                <math:mi>f</math:mi>
                <math:mi>c</math:mi>
              </math:msub>
            </math:mrow>
            <math:mo math:stretchy="false">)</math:mo>
          </math:mrow>
        </math:mrow>
        <math:mo math:stretchy="false">)</math:mo>
      </math:mrow>
      <math:mo math:stretchy="false">=</math:mo>
      <math:mrow>
        <math:munderover>
          <math:mo math:stretchy="false">∑</math:mo>
          <math:mrow>
            <math:mi>m</math:mi>
            <math:mo math:stretchy="false">=</math:mo>
            <math:mn>1</math:mn>
          </math:mrow>
          <math:mrow>
            <math:mi>m</math:mi>
            <math:mo math:stretchy="false">=</math:mo>
            <math:mrow>
              <math:mi>e</math:mi>
              <math:mo math:stretchy="false">−</math:mo>
              <math:mn>1</math:mn>
            </math:mrow>
          </math:mrow>
        </math:munderover>
        <math:mfenced math:open="[" math:close="]">
          <math:mrow>
            <math:mrow>
              <math:mfenced math:open="" math:close="">
                <math:mtable>
                  <math:mtr>
                    <math:mi>e</math:mi>
                  </math:mtr>
                  <math:mtr>
                    <math:mi>m</math:mi>
                  </math:mtr>
                </math:mtable>
              </math:mfenced>
              <math:msup>
                <math:mi math:fontstyle="italic">win</math:mi>
                <math:mrow>
                  <math:mi>e</math:mi>
                  <math:mo math:stretchy="false">−</math:mo>
                  <math:mi>m</math:mi>
                </math:mrow>
              </math:msup>
              <math:msup>
                <math:mi math:fontstyle="italic">split</math:mi>
                <math:mi>m</math:mi>
              </math:msup>
            </math:mrow>
            <math:mo math:stretchy="false">⋅</math:mo>
            <math:mfrac>
              <math:mrow>
                <math:msubsup>
                  <math:mi math:fontstyle="italic">de</math:mi>
                  <math:mi math:fontstyle="italic">live</math:mi>
                  <math:mtext>*</math:mtext>
                </math:msubsup>
                <math:mrow>
                  <math:mrow>
                    <math:mo math:stretchy="false">(</math:mo>
                    <math:mrow>
                      <math:mi>f</math:mi>
                      <math:mo math:stretchy="false">+</math:mo>
                      <math:msub>
                        <math:mi>f</math:mi>
                        <math:mi>d</math:mi>
                      </math:msub>
                    </math:mrow>
                    <math:mo math:stretchy="false">)</math:mo>
                  </math:mrow>
                  <math:mo math:stretchy="false">×</math:mo>
                  <math:mfenced math:open="" math:close="">
                    <math:mrow>
                      <math:mfrac>
                        <math:mi>m</math:mi>
                        <math:mi>e</math:mi>
                      </math:mfrac>
                      <math:mo math:stretchy="false">+</math:mo>
                      <math:msup>
                        <math:mfenced math:open="" math:close="">
                          <math:mrow>
                            <math:mn>1</math:mn>
                            <math:mo math:stretchy="false">−</math:mo>
                            <math:mfrac>
                              <math:mi>m</math:mi>
                              <math:mi>e</math:mi>
                            </math:mfrac>
                          </math:mrow>
                        </math:mfenced>
                        <math:mn>2</math:mn>
                      </math:msup>
                    </math:mrow>
                  </math:mfenced>
                </math:mrow>
              </math:mrow>
              <math:mfenced math:open="" math:close="">
                <math:mrow>
                  <math:mrow>
                    <math:mrow>
                      <math:mrow>
                        <math:mi>m</math:mi>
                        <math:mo math:stretchy="false">+</math:mo>
                        <math:mn>1</math:mn>
                      </math:mrow>
                      <math:mo math:stretchy="false">+</math:mo>
                      <math:mrow>
                        <math:mrow>
                          <math:msub>
                            <math:mi>f</math:mi>
                            <math:mi math:fontstyle="italic">pot</math:mi>
                          </math:msub>
                          <math:mo math:stretchy="false">+</math:mo>
                          <math:msubsup>
                            <math:mi>e</math:mi>
                            <math:mi math:fontstyle="italic">live</math:mi>
                            <math:mtext>*</math:mtext>
                          </math:msubsup>
                        </math:mrow>
                        <math:mrow>
                          <math:mrow>
                            <math:mo math:stretchy="false">(</math:mo>
                            <math:mrow>
                              <math:mi>f</math:mi>
                              <math:mo math:stretchy="false">+</math:mo>
                              <math:msub>
                                <math:mi>f</math:mi>
                                <math:mi>d</math:mi>
                              </math:msub>
                            </math:mrow>
                            <math:mo math:stretchy="false">)</math:mo>
                          </math:mrow>
                          <math:mo math:stretchy="false">×</math:mo>
                          <math:mfenced math:open="" math:close="">
                            <math:mrow>
                              <math:mfrac>
                                <math:mi>m</math:mi>
                                <math:mi>e</math:mi>
                              </math:mfrac>
                              <math:mo math:stretchy="false">+</math:mo>
                              <math:msup>
                                <math:mfenced math:open="" math:close="">
                                  <math:mrow>
                                    <math:mn>1</math:mn>
                                    <math:mo math:stretchy="false">−</math:mo>
                                    <math:mfrac>
                                      <math:mi>m</math:mi>
                                      <math:mi>e</math:mi>
                                    </math:mfrac>
                                  </math:mrow>
                                </math:mfenced>
                                <math:mn>2</math:mn>
                              </math:msup>
                            </math:mrow>
                          </math:mfenced>
                        </math:mrow>
                      </math:mrow>
                    </math:mrow>
                    <math:mo math:stretchy="false">−</math:mo>
                    <math:mfenced math:open="" math:close="">
                      <math:mrow>
                        <math:mi>m</math:mi>
                        <math:mo math:stretchy="false">+</math:mo>
                        <math:mn>1</math:mn>
                      </math:mrow>
                    </math:mfenced>
                  </math:mrow>
                  <math:mi math:fontstyle="italic">handBetPrev</math:mi>
                </math:mrow>
              </math:mfenced>
            </math:mfrac>
          </math:mrow>
        </math:mfenced>
      </math:mrow>
    </math:mrow>
    <math:annotation math:encoding="StarMath 5.0">(s_{"*"av}(e,m,f_pot,f_c)) = sum from m=1 to m={e-1}
left[
	{
		left( binom{e}{m} right) win^{e-m} split^m
	}
	cdot
	{
		{
			de^"*"_live (f + f_d) times left( m over e + left( 1 - m over e right)^2 right)
		}
	
		over
		
		left(
			m+1+ {{f_pot + e^"*"_live (f + f_d) times left( m over e + left( 1 - m over e right)^2 right) } } - left( m+1 right)handBetPrev 
		right)
	}
right]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sup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row>
              <math:mi>p</math:mi>
              <math:mfenced math:open="" math:close="">
                <math:mi>x</math:mi>
              </math:mfenced>
            </math:mrow>
          </math:msup>
          <math:mo math:stretchy="false">×</math:mo>
          <math:mi>G</math:mi>
        </math:mrow>
      </math:mrow>
      <math:msup>
        <math:mfenced math:open="" math:close="">
          <math:mi>x</math:mi>
        </math:mfenced>
        <math:mrow>
          <math:mrow>
            <math:mn>1</math:mn>
            <math:mo math:stretchy="false">−</math:mo>
            <math:mi>p</math:mi>
          </math:mrow>
          <math:mfenced math:open="" math:close="">
            <math:mi>x</math:mi>
          </math:mfenced>
        </math:mrow>
      </math:msup>
    </math:mrow>
    <math:annotation math:encoding="StarMath 5.0">f = left( 1 + f_pot^total right) ^ {p left(x right)}
 times 
 G left(x right) ^{1-p left(x right)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i math:fontstyle="italic">df</math:mi>
      <math:mo math:stretchy="false">=</math:mo>
      <math:mrow>
        <math:mfenced math:open="" math:close="">
          <math:mrow>
            <math:mrow>
              <math:mrow>
                <math:mrow>
                  <math:mi>p</math:mi>
                  <math:mi>'</math:mi>
                </math:mrow>
                <math:mi>ln</math:mi>
                <math:mfenced math:open="" math:close="">
                  <math:mrow>
                    <math:mn>1</math:mn>
                    <math:mo math:stretchy="false">+</math:mo>
                    <math:msubsup>
                      <math:mi>f</math:mi>
                      <math:mi math:fontstyle="italic">pot</math:mi>
                      <math:mi math:fontstyle="italic">total</math:mi>
                    </math:msubsup>
                  </math:mrow>
                </math:mfenced>
              </math:mrow>
              <math:mo math:stretchy="false">+</math:mo>
              <math:mfenced math:open="" math:close="">
                <math:mrow>
                  <math:mn>1</math:mn>
                  <math:mo math:stretchy="false">−</math:mo>
                  <math:mi>p</math:mi>
                </math:mrow>
              </math:mfenced>
            </math:mrow>
            <math:mrow>
              <math:mfrac>
                <math:mrow>
                  <math:mi>G</math:mi>
                  <math:mi>'</math:mi>
                  <math:mfenced math:open="" math:close="">
                    <math:mi>x</math:mi>
                  </math:mfenced>
                </math:mrow>
                <math:mrow>
                  <math:mi>G</math:mi>
                  <math:mfenced math:open="" math:close="">
                    <math:mi>x</math:mi>
                  </math:mfenced>
                </math:mrow>
              </math:mfrac>
              <math:mo math:stretchy="false">−</math:mo>
              <math:mi>p</math:mi>
            </math:mrow>
            <math:mi>ln</math:mi>
            <math:mfenced math:open="" math:close="">
              <math:mrow>
                <math:mi>G</math:mi>
                <math:mfenced math:open="" math:close="">
                  <math:mi>x</math:mi>
                </math:mfenced>
              </math:mrow>
            </math:mfenced>
          </math:mrow>
        </math:mfenced>
        <math:mo math:stretchy="false">⋅</math:mo>
        <math:mi>f</math:mi>
      </math:mrow>
    </math:mrow>
    <math:annotation math:encoding="StarMath 5.0">df = left(

{{p'} {ln} left( 1 + f_pot^total right)}
 +
  left( 1 -p right) {G' left(x right)} over {G left(x right)} 
 		-
 	{p} {ln} left( G left(x right) right)
 right)
 cdot f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row>
        <math:mi>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fenced math:open="" math:close="">
                <math:mi>x</math:mi>
              </math:mfenced>
            </math:mrow>
          </math:mrow>
          <math:mo math:stretchy="false">+</math:mo>
          <math:mi>G</math:mi>
        </math:mrow>
      </math:mrow>
      <math:mrow>
        <math:mfenced math:open="" math:close="">
          <math:mi>x</math:mi>
        </math:mfenced>
        <math:mo math:stretchy="false">×</math:mo>
        <math:mfenced math:open="" math:close="">
          <math:mrow>
            <math:mrow>
              <math:mn>1</math:mn>
              <math:mo math:stretchy="false">−</math:mo>
              <math:mi>p</math:mi>
            </math:mrow>
            <math:mfenced math:open="" math:close="">
              <math:mi>x</math:mi>
            </math:mfenced>
          </math:mrow>
        </math:mfenced>
      </math:mrow>
    </math:mrow>
    <math:annotation math:encoding="StarMath 5.0">f = left( 1 + f_pot^total right) times {p left(x right)}
 +
 G left(x right) times left(1-p left(x right) right)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italic">df</math:mi>
        <math:mo math:stretchy="false">=</math:mo>
        <math:mrow>
          <math:mrow>
            <math:mfenced math:open="" math:close="">
              <math:mrow>
                <math:mn>1</math:mn>
                <math:mo math:stretchy="false">+</math:mo>
                <math:msubsup>
                  <math:mi>f</math:mi>
                  <math:mi math:fontstyle="italic">pot</math:mi>
                  <math:mi math:fontstyle="italic">total</math:mi>
                </math:msubsup>
              </math:mrow>
            </math:mfenced>
            <math:mo math:stretchy="false">×</math:mo>
            <math:mrow>
              <math:mi>p</math:mi>
              <math:mi>'</math:mi>
            </math:mrow>
          </math:mrow>
          <math:mo math:stretchy="false">+</math:mo>
          <math:mi>G</math:mi>
        </math:mrow>
      </math:mrow>
      <math:mi>'</math:mi>
      <math:mrow>
        <math:mrow>
          <math:mfenced math:open="" math:close="">
            <math:mi>x</math:mi>
          </math:mfenced>
          <math:mo math:stretchy="false">×</math:mo>
          <math:mfenced math:open="" math:close="">
            <math:mrow>
              <math:mn>1</math:mn>
              <math:mo math:stretchy="false">−</math:mo>
              <math:mi>p</math:mi>
            </math:mrow>
          </math:mfenced>
        </math:mrow>
        <math:mo math:stretchy="false">−</math:mo>
        <math:mi>G</math:mi>
      </math:mrow>
      <math:mrow>
        <math:mfenced math:open="" math:close="">
          <math:mi>x</math:mi>
        </math:mfenced>
        <math:mo math:stretchy="false">×</math:mo>
        <math:mi>p</math:mi>
      </math:mrow>
      <math:mi>'</math:mi>
    </math:mrow>
    <math:annotation math:encoding="StarMath 5.0">df = left( 1 + f_pot^total right) times {p' }
 +
 G' left(x right) times left(1-p  right)
 -
 G left(x right) times p'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fenced math:open="" math:close=""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</math:mfenced>
          <math:mo math:stretchy="false">⋅</math:mo>
          <math:mi>B</math:mi>
        </math:mrow>
        <math:mo math:stretchy="false">=</math:mo>
        <math:mn>0</math:mn>
      </math:mrow>
    </math:mrow>
    <math:annotation math:encoding="StarMath 5.0">G_shift left( f + f_d right) cdot B =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row>
                  <math:msub>
                    <math:mi>L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  <math:mo math:stretchy="false">=</math:mo>
              <math:mfrac>
                <math:mrow>
                  <math:msub>
                    <math:mi>G</math:mi>
                    <math:mi math:fontstyle="italic">shift</math:mi>
                  </math:msub>
                  <math:mrow>
                    <math:mo math:stretchy="false"></math:mo>
                    <math:mi>x</math:mi>
                    <math:mo math:stretchy="false"></math:mo>
                  </math:mrow>
                </math:mrow>
                <math:mrow>
                  <math:msub>
                    <math:mi>G</math:mi>
                    <math:mi math:fontstyle="italic">shift</math:mi>
                  </math:msub>
                  <math:mi>'</math:mi>
                  <math:mrow>
                    <math:mo math:stretchy="false"></math:mo>
                    <math:mi>x</math:mi>
                    <math:mo math:stretchy="false"></math:mo>
                  </math:mrow>
                </math:mrow>
              </math:mfrac>
            </math:mrow>
            <math:mo math:stretchy="false">=</math:mo>
            <math:mfrac>
              <math:mrow>
                <math:msub>
                  <math:mi>G</math:mi>
                  <math:mi math:fontstyle="italic">shift</math:mi>
                </math:msub>
                <math:mrow>
                  <math:mo math:stretchy="false"></math:mo>
                  <math:mi>x</math:mi>
                  <math:mo math:stretchy="false"></math:mo>
                </math:mrow>
              </math:mrow>
              <math:mrow>
                <math:mi>G</math:mi>
                <math:mi>'</math:mi>
                <math:mrow>
                  <math:mo math:stretchy="false"></math:mo>
                  <math:mi>x</math:mi>
                  <math:mo math:stretchy="false"></math:mo>
                </math:mrow>
              </math:mrow>
            </math:mfrac>
          </math:mrow>
          <math:mo math:stretchy="false">=</math:mo>
          <math:mfrac>
            <math:mrow>
              <math:msub>
                <math:mi>G</math:mi>
                <math:mi math:fontstyle="italic">shift</math:mi>
              </math:msub>
              <math:mrow>
                <math:mo math:stretchy="false"></math:mo>
                <math:mi>x</math:mi>
                <math:mo math:stretchy="false"></math:mo>
              </math:mrow>
            </math:mrow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row>
        <math:mfenced math:open="" math:close="">
          <math:mfrac>
            <math:mrow>
              <math:mi>G</math:mi>
              <math:mrow>
                <math:mrow>
                  <math:mo math:stretchy="false"></math:mo>
                  <math:mi>x</math:mi>
                  <math:mo math:stretchy="false"></math:mo>
                </math:mrow>
                <math:mo math:stretchy="false">−</math:mo>
                <math:mn>1</math:mn>
              </math:mrow>
            </math:mrow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  <math:mo math:stretchy="false">=</math:mo>
        <math:mfenced math:open="" math:close="">
          <math:mfrac>
            <math:mn>1</math:mn>
            <math:mrow>
              <math:mi>L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fenced>
      </math:mrow>
      <math:mfenced math:open="" math:close="">
        <math:mrow>
          <math:mn>1</math:mn>
          <math:mo math:stretchy="false">−</math:mo>
          <math:mfrac>
            <math:mn>1</math:mn>
            <math:mrow>
              <math:mi>G</math:mi>
              <math:mrow>
                <math:mo math:stretchy="false"></math:mo>
                <math:mi>x</math:mi>
                <math:mo math:stretchy="false"></math:mo>
              </math:mrow>
            </math:mrow>
          </math:mfrac>
        </math:mrow>
      </math:mfenced>
    </math:mrow>
    <math:annotation math:encoding="StarMath 5.0">1 over {L_shift(x)} = {G_shift(x)} over {G_shift'(x)} = {G_shift(x)} over {G'(x)} ={G_shift(x)} over {L(x) G(x)} = left( 1 over {L(x)} right) left( {G(x) - 1} over {G(x)} right)= left( 1 over {L(x)} right) left( 1 - 1 over {G(x)} right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b>
        <math:mi>G</math:mi>
        <math:mi math:fontstyle="italic">shift</math:mi>
      </math:msub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=</math:mo>
        <math:mi>G</math:mi>
      </math:mrow>
      <math:mrow>
        <math:mrow>
          <math:mrow>
            <math:mo math:stretchy="false">(</math:mo>
            <math:mi>x</math:mi>
            <math:mo math:stretchy="false">)</math:mo>
          </math:mrow>
          <math:mo math:stretchy="false">⋅</math:mo>
          <math:mi>B</math:mi>
        </math:mrow>
        <math:mo math:stretchy="false">−</math:mo>
        <math:mrow>
          <math:mi math:fontstyle="italic">fold</math:mi>
          <math:mo math:stretchy="false">×</math:mo>
          <math:mi>B</math:mi>
        </math:mrow>
      </math:mrow>
    </math:mrow>
    <math:annotation math:encoding="StarMath 5.0">G_shift(x) cdot B = G(x) cdot B  - fold times B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row>
          <math:mi>n</math:mi>
          <math:mo math:stretchy="false"></math:mo>
          <math:mn>1</math:mn>
        </math:mrow>
      </math:msub>
      <math:mo math:stretchy="false">=</math:mo>
      <math:mrow>
        <math:msub>
          <math:mi>x</math:mi>
          <math:mi>n</math:mi>
        </math:msub>
        <math:mo math:stretchy="false">−</math:mo>
        <math:mfrac>
          <math:mn>1</math:mn>
          <math:mrow>
            <math:msub>
              <math:mi>L</math:mi>
              <math:mi math:fontstyle="italic">shift</math:mi>
            </math:msub>
            <math:mrow>
              <math:mo math:stretchy="false"></math:mo>
              <math:mi>x</math:mi>
              <math:mo math:stretchy="false"></math:mo>
            </math:mrow>
          </math:mrow>
        </math:mfrac>
      </math:mrow>
    </math:mrow>
    <math:annotation math:encoding="StarMath 5.0">x_{n+1} = x_n - 1 over {L_shift(x)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>G</math:mi>
            <math:mi math:fontstyle="italic">shift</math:mi>
          </math:msub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  <math:mo math:stretchy="false">=</math:mo>
        <math:mrow>
          <math:mi>G</math:mi>
          <math:mi>'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  <math:mo math:stretchy="false">=</math:mo>
      <math:mrow>
        <math:mfenced math:open="" math:close="">
          <math:mrow>
            <math:mrow>
              <math:mrow>
                <math:msup>
                  <math:mi math:fontstyle="italic">win</math:mi>
                  <math:mi>e</math:mi>
                </math:msup>
                <math:mo math:stretchy="false">⋅</math:mo>
                <math:mfrac>
                  <math:mrow>
                    <math:msup>
                      <math:mi math:fontstyle="italic">de</math:mi>
                      <math:mtext>*</math:mtext>
                    </math:msup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row>
                    <math:mo math:stretchy="false"></math:mo>
                    <math:mrow>
                      <math:mrow>
                        <math:mrow>
                          <math:mn>1</math:mn>
                          <math:mo math:stretchy="false"></math:mo>
                          <math:msub>
                            <math:mi>f</math:mi>
                            <math:mi math:fontstyle="italic">pot</math:mi>
                          </math:msub>
                        </math:mrow>
                        <math:mo math:stretchy="false"></math:mo>
                        <math:msup>
                          <math:mi>e</math:mi>
                          <math:mtext>*</math:mtext>
                        </math:msup>
                      </math:mrow>
                      <math:mrow>
                        <math:mo math:stretchy="false"></math:mo>
                        <math:mrow>
                          <math:mi>f</math:mi>
                          <math:mo math:stretchy="false"></math:mo>
                          <math:msub>
                            <math:mi>f</math:mi>
                            <math:mi>d</math:mi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frac>
              </math:mrow>
              <math:mo math:stretchy="false"></math:mo>
              <math:mfrac>
                <math:mrow>
                  <math:msup>
                    <math:mrow>
                      <math:mo math:stretchy="false"></math:mo>
                      <math:mrow>
                        <math:mn>1</math:mn>
                        <math:mo math:stretchy="false">−</math:mo>
                        <math:mi math:fontstyle="italic">losses</math:mi>
                      </math:mrow>
                      <math:mo math:stretchy="false"></math:mo>
                    </math:mrow>
                    <math:mi>e</math:mi>
                  </math:msup>
                  <math:mo math:stretchy="false">−</math:mo>
                  <math:mn>1</math:mn>
                </math:mrow>
                <math:mrow>
                  <math:mo math:stretchy="false"></math:mo>
                  <math:mrow>
                    <math:mn>1</math:mn>
                    <math:mo math:stretchy="false">−</math:mo>
                    <math:mrow>
                      <math:mo math:stretchy="false"></math:mo>
                      <math:mrow>
                        <math:mi>f</math:mi>
                        <math:mo math:stretchy="false"></math:mo>
                        <math:msub>
                          <math:mi>f</math:mi>
                          <math:mi>d</math:mi>
                        </math:msub>
                      </math:mrow>
                      <math:mo math:stretchy="false"></math:mo>
                    </math:mrow>
                  </math:mrow>
                  <math:mo math:stretchy="false"></math:mo>
                </math:mrow>
              </math:mfrac>
            </math:mrow>
            <math:mo math:stretchy="false"></math:mo>
            <math:mrow>
              <math:mo math:stretchy="false"></math:mo>
              <math:mrow>
                <math:msubsup>
                  <math:mi>s</math:mi>
                  <math:mi math:fontstyle="italic">av</math:mi>
                  <math:mtext>*</math:mtext>
                </math:msubsup>
                <math:mrow>
                  <math:mo math:stretchy="false"></math:mo>
                  <math:mrow>
                    <math:mi>e</math:mi>
                    <math:mi>,</math:mi>
                    <math:mi>m</math:mi>
                    <math:mi>,</math:mi>
                    <math:msub>
                      <math:mi>f</math:mi>
                      <math:mi math:fontstyle="italic">pot</math:mi>
                    </math:msub>
                    <math:mi>,</math:mi>
                    <math:msub>
                      <math:mi>f</math:mi>
                      <math:mi>c</math:mi>
                    </math:msub>
                  </math:mrow>
                  <math:mo math:stretchy="false"></math:mo>
                </math:mrow>
              </math:mrow>
              <math:mo math:stretchy="false"></math:mo>
            </math:mrow>
          </math:mrow>
        </math:mfenced>
        <math:mo math:stretchy="false">×</math:mo>
        <math:mrow>
          <math:mi>G</math:mi>
          <math:mrow>
            <math:mo math:stretchy="false"></math:mo>
            <math:mrow>
              <math:mi>f</math:mi>
              <math:mo math:stretchy="false"></math:mo>
              <math:msub>
                <math:mi>f</math:mi>
                <math:mi>d</math:mi>
              </math:msub>
            </math:mrow>
            <math:mo math:stretchy="false"></math:mo>
          </math:mrow>
        </math:mrow>
      </math:mrow>
    </math:mrow>
    <math:annotation math:encoding="StarMath 5.0">{G_shift'(f+f_d)}  = {G'(f+f_d)}  = left( 
win^e  cdot {
	{de^"*"(f + f_d)}
	over
	(1+ f_pot + e^"*"(f + f_d))
	}
+ { {(1-losses)^e} -1 } over (1-(f + f_d)) + (s^"*"_av(e,m,f_pot,f_c)) right) times { G(f+f_d) }</math:annotation>
  </math:semantics>
</math:math>
</file>